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2.2811in"/>
    </style:style>
    <style:style style:name="co4" style:family="table-column">
      <style:table-column-properties fo:break-before="auto" style:column-width="2.4209in"/>
    </style:style>
    <style:style style:name="co5" style:family="table-column">
      <style:table-column-properties fo:break-before="auto" style:column-width="2.1091in"/>
    </style:style>
    <style:style style:name="co6" style:family="table-column">
      <style:table-column-properties fo:break-before="auto" style:column-width="0.9465in"/>
    </style:style>
    <style:style style:name="co7" style:family="table-column">
      <style:table-column-properties fo:break-before="auto" style:column-width="1.1945in"/>
    </style:style>
    <style:style style:name="co8" style:family="table-column">
      <style:table-column-properties fo:break-before="auto" style:column-width="1.3555in"/>
    </style:style>
    <style:style style:name="co9" style:family="table-column">
      <style:table-column-properties fo:break-before="auto" style:column-width="0.6453in"/>
    </style:style>
    <style:style style:name="co10" style:family="table-column">
      <style:table-column-properties fo:break-before="auto" style:column-width="0.6134in"/>
    </style:style>
    <style:style style:name="co11" style:family="table-column">
      <style:table-column-properties fo:break-before="auto" style:column-width="2.55in"/>
    </style:style>
    <style:style style:name="co12" style:family="table-column">
      <style:table-column-properties fo:break-before="auto" style:column-width="0.6346in"/>
    </style:style>
    <style:style style:name="co13" style:family="table-column">
      <style:table-column-properties fo:break-before="auto" style:column-width="0.8283in"/>
    </style:style>
    <style:style style:name="co14" style:family="table-column">
      <style:table-column-properties fo:break-before="auto" style:column-width="0.7098in"/>
    </style:style>
    <style:style style:name="co15" style:family="table-column">
      <style:table-column-properties fo:break-before="auto" style:column-width="0.7528in"/>
    </style:style>
    <style:style style:name="co16" style:family="table-column">
      <style:table-column-properties fo:break-before="auto" style:column-width="2.1953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7">
      <style:table-cell-properties fo:border-bottom="0.0008in solid #000000" fo:background-color="#e6e6ff" fo:border-left="none" fo:border-right="none" fo:border-top="none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7">
      <style:table-cell-properties fo:background-color="#ffcc99"/>
      <style:text-properties fo:color="#000000" fo:font-size="12pt" style:font-size-asian="12pt" style:font-size-complex="12pt"/>
    </style:style>
    <style:style style:name="ce3" style:family="table-cell" style:parent-style-name="Default">
      <style:table-cell-properties fo:border-bottom="0.0008in solid #000000" fo:background-color="#e6e6ff" fo:border-left="none" fo:border-right="none" fo:border-top="none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>
      <style:table-cell-properties fo:border-bottom="0.0008in solid #000000" fo:background-color="#e6e6ff" fo:border-left="none" fo:border-right="none" fo:border-top="none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ext-properties fo:font-size="12pt" style:font-size-asian="12pt" style:font-size-complex="12pt"/>
    </style:style>
    <style:style style:name="ce9" style:family="table-cell" style:parent-style-name="Default" style:data-style-name="N1">
      <style:text-properties fo:font-size="12pt" style:font-size-asian="12pt" style:font-size-complex="12pt"/>
    </style:style>
    <style:style style:name="ce10" style:family="table-cell" style:parent-style-name="Default" style:data-style-name="N118">
      <style:text-properties fo:font-size="12pt" style:font-size-asian="12pt" style:font-size-complex="12pt"/>
    </style:style>
    <style:style style:name="ce11" style:family="table-cell" style:parent-style-name="Default" style:data-style-name="N119">
      <style:text-properties fo:font-size="12pt" style:font-size-asian="12pt" style:font-size-complex="12pt"/>
    </style:style>
    <style:style style:name="ce12" style:family="table-cell" style:parent-style-name="Default" style:data-style-name="N117"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fo:background-color="#ffcc99"/>
      <style:text-properties fo:color="#000000" fo:font-size="12pt" style:font-size-asian="12pt" style:font-size-complex="12pt"/>
    </style:style>
    <style:style style:name="ce14" style:family="table-cell" style:parent-style-name="Default" style:data-style-name="N2">
      <style:table-cell-properties fo:border-bottom="0.0008in solid #000000" fo:background-color="#ccccff" fo:border-left="none" fo:border-right="none" fo:border-top="none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2">
      <style:table-cell-properties fo:background-color="#ffffff"/>
      <style:text-properties fo:color="#000000" fo:font-size="12pt" style:font-size-asian="12pt" style:font-size-complex="12pt"/>
    </style:style>
    <style:style style:name="ce16" style:family="table-cell" style:parent-style-name="Default">
      <style:table-cell-properties fo:background-color="#e6e6ff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style:font-name="Arial" fo:font-size="12pt" style:font-size-asian="12pt" style:font-size-complex="12pt"/>
    </style:style>
    <style:style style:name="ce18" style:family="table-cell" style:parent-style-name="Default" style:data-style-name="N1">
      <style:table-cell-properties fo:background-color="#ffcc99"/>
      <style:text-properties fo:color="#000000"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fcc"/>
      <style:text-properties style:font-name="Arial" fo:font-size="12pt" style:font-size-asian="12pt" style:font-size-complex="12pt"/>
    </style:style>
    <style:style style:name="ce20" style:family="table-cell" style:parent-style-name="Default">
      <style:text-properties style:use-window-font-color="true" style:font-name="Arial" fo:font-size="12pt" fo:language="en" fo:country="US" fo:font-weight="normal" style:font-size-asian="12pt" style:language-asian="en" style:country-asian="US" style:font-weight-asian="normal" style:font-size-complex="12pt" style:language-complex="en" style:country-complex="US" style:font-weight-complex="normal"/>
    </style:style>
    <style:style style:name="ce21" style:family="table-cell" style:parent-style-name="Default" style:data-style-name="N2"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fo:background-color="#ccffff"/>
      <style:text-properties fo:color="#000000" style:font-name="Arial" fo:font-size="12pt" style:font-size-asian="12pt" style:font-size-complex="12pt"/>
    </style:style>
    <style:style style:name="ce23" style:family="table-cell" style:parent-style-name="Default" style:data-style-name="N118">
      <style:table-cell-properties fo:background-color="#ccffff"/>
      <style:text-properties fo:color="#000000" style:font-name="Arial" fo:font-size="12pt" style:font-size-asian="12pt" style:font-size-complex="12pt"/>
    </style:style>
    <style:style style:name="ce24" style:family="table-cell" style:parent-style-name="Default" style:data-style-name="N2">
      <style:table-cell-properties fo:background-color="#ccffff"/>
      <style:text-properties fo:color="#000000" fo:font-size="12pt" style:font-size-asian="12pt" style:font-size-complex="12pt"/>
    </style:style>
    <style:style style:name="ce25" style:family="table-cell" style:parent-style-name="Default" style:data-style-name="N1">
      <style:table-cell-properties fo:background-color="#ccffff"/>
      <style:text-properties fo:color="#000000" fo:font-size="12pt" style:font-size-asian="12pt" style:font-size-complex="12pt"/>
    </style:style>
    <style:style style:name="ce26" style:family="table-cell" style:parent-style-name="Default" style:data-style-name="N118">
      <style:table-cell-properties fo:background-color="#ccffff"/>
      <style:text-properties fo:color="#000000" fo:font-size="12pt" style:font-size-asian="12pt" style:font-size-complex="12pt"/>
    </style:style>
    <style:style style:name="ce27" style:family="table-cell" style:parent-style-name="Default" style:data-style-name="N11">
      <style:table-cell-properties fo:background-color="#ccffff"/>
      <style:text-properties fo:color="#000000" fo:font-size="12pt" style:font-size-asian="12pt" style:font-size-complex="12pt"/>
    </style:style>
    <style:style style:name="ce28" style:family="table-cell" style:parent-style-name="Default" style:data-style-name="N2">
      <style:table-cell-properties fo:background-color="#ffffcc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ffff"/>
      <style:text-properties fo:color="#000000" fo:font-size="12pt" style:font-size-asian="12pt" style:font-size-complex="12pt"/>
    </style:style>
    <style:style style:name="ce30" style:family="table-cell" style:parent-style-name="Default" style:data-style-name="N1">
      <style:table-cell-properties fo:border-bottom="0.0008in solid #000000" fo:background-color="#e6e6ff" fo:border-left="none" fo:border-right="none" fo:border-top="none"/>
      <style:text-properties fo:color="#000000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">
      <style:table-cell-properties fo:background-color="#ffcc99"/>
      <style:text-properties fo:color="#000000" fo:font-size="12pt" style:font-size-asian="12pt" style:font-size-complex="12pt"/>
    </style:style>
    <style:style style:name="ce32" style:family="table-cell" style:parent-style-name="Default" style:data-style-name="N119">
      <style:table-cell-properties fo:background-color="#ccffff"/>
      <style:text-properties fo:color="#000000" fo:font-size="12pt" style:font-size-asian="12pt" style:font-size-complex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style:text-position="super 58%"/>
    </style:style>
  </office:automatic-styles>
  <office:body>
    <office:spreadsheet>
      <table:label-ranges>
        <table:label-range table:label-cell-range-address="ANOVA.A1:ANOVA.C1" table:data-cell-range-address="ANOVA.A2:ANOVA.C65536" table:orientation="column"/>
      </table:label-ranges>
      <table:table table:name="1 Group" table:style-name="ta1" table:print="false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8"/>
        <table:table-column table:style-name="co1" table:number-columns-repeated="1019" table:default-cell-style-name="ce4"/>
        <table:table-row table:style-name="ro1">
          <table:table-cell table:style-name="ce1" office:value-type="string">
            <text:p>Glucose (mmol/L)</text:p>
          </table:table-cell>
          <table:table-cell table:style-name="ce3"/>
          <table:table-cell table:style-name="ce3" office:value-type="string">
            <text:p>Statistic</text:p>
          </table:table-cell>
          <table:table-cell table:style-name="ce3" office:value-type="string">
            <text:p>Excel function</text:p>
          </table:table-cell>
          <table:table-cell table:style-name="ce7" office:value-type="string">
            <text:p>Result</text:p>
          </table:table-cell>
          <table:table-cell table:style-name="ce3" table:number-columns-repeated="1019"/>
        </table:table-row>
        <table:table-row table:style-name="ro1">
          <table:table-cell office:value-type="float" office:value="4.2">
            <text:p>4.2</text:p>
          </table:table-cell>
          <table:table-cell/>
          <table:table-cell office:value-type="string">
            <text:p>Mean:</text:p>
          </table:table-cell>
          <table:table-cell office:value-type="string">
            <text:p>AVERAGE(Data1Gp)</text:p>
          </table:table-cell>
          <table:table-cell table:formula="of:=AVERAGE(Data1Gp)" office:value-type="float" office:value="5.445">
            <text:p>5.45</text:p>
          </table:table-cell>
          <table:table-cell table:number-columns-repeated="1019"/>
        </table:table-row>
        <table:table-row table:style-name="ro1">
          <table:table-cell office:value-type="float" office:value="6.9">
            <text:p>6.9</text:p>
          </table:table-cell>
          <table:table-cell/>
          <table:table-cell office:value-type="string">
            <text:p>Median:</text:p>
          </table:table-cell>
          <table:table-cell office:value-type="string">
            <text:p>MEDIAN(Data1Gp)</text:p>
          </table:table-cell>
          <table:table-cell table:formula="of:=MEDIAN(Data1Gp)" office:value-type="float" office:value="5.55">
            <text:p>5.55</text:p>
          </table:table-cell>
          <table:table-cell table:number-columns-repeated="1019"/>
        </table:table-row>
        <table:table-row table:style-name="ro1">
          <table:table-cell office:value-type="float" office:value="5.2">
            <text:p>5.2</text:p>
          </table:table-cell>
          <table:table-cell/>
          <table:table-cell office:value-type="string">
            <text:p>MAD</text:p>
          </table:table-cell>
          <table:table-cell office:value-type="string">
            <text:p>AVEDEV(Data1Gp)</text:p>
          </table:table-cell>
          <table:table-cell table:formula="of:=AVEDEV(Data1Gp)" office:value-type="float" office:value="0.556">
            <text:p>0.56</text:p>
          </table:table-cell>
          <table:table-cell table:number-columns-repeated="1019"/>
        </table:table-row>
        <table:table-row table:style-name="ro1">
          <table:table-cell office:value-type="float" office:value="4.4">
            <text:p>4.4</text:p>
          </table:table-cell>
          <table:table-cell/>
          <table:table-cell office:value-type="string">
            <text:p>Std Dev:</text:p>
          </table:table-cell>
          <table:table-cell office:value-type="string">
            <text:p>STDEV(Data1Gp)</text:p>
          </table:table-cell>
          <table:table-cell table:formula="of:=STDEV(Data1Gp)" office:value-type="float" office:value="0.708946586956941">
            <text:p>0.71</text:p>
          </table:table-cell>
          <table:table-cell table:number-columns-repeated="1019"/>
        </table:table-row>
        <table:table-row table:style-name="ro1">
          <table:table-cell office:value-type="float" office:value="5.8">
            <text:p>5.8</text:p>
          </table:table-cell>
          <table:table-cell/>
          <table:table-cell office:value-type="string">
            <text:p>n</text:p>
          </table:table-cell>
          <table:table-cell office:value-type="string">
            <text:p>COUNT(Data1Gp)</text:p>
          </table:table-cell>
          <table:table-cell table:style-name="ce9" table:formula="of:=COUNT(Data1Gp)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5.3">
            <text:p>5.3</text:p>
          </table:table-cell>
          <table:table-cell table:number-columns-repeated="1023"/>
        </table:table-row>
        <table:table-row table:style-name="ro1">
          <table:table-cell office:value-type="float" office:value="4.6">
            <text:p>4.6</text:p>
          </table:table-cell>
          <table:table-cell/>
          <table:table-cell table:style-name="ce5" office:value-type="string">
            <text:p>df</text:p>
          </table:table-cell>
          <table:table-cell office:value-type="string">
            <text:p>n-1</text:p>
          </table:table-cell>
          <table:table-cell table:style-name="ce9" table:formula="of:=[.E6]-1" office:value-type="float" office:value="19">
            <text:p>19</text:p>
          </table:table-cell>
          <table:table-cell table:number-columns-repeated="1019"/>
        </table:table-row>
        <table:table-row table:style-name="ro1">
          <table:table-cell office:value-type="float" office:value="5.7">
            <text:p>5.7</text:p>
          </table:table-cell>
          <table:table-cell/>
          <table:table-cell office:value-type="string">
            <text:p>Std Error:</text:p>
          </table:table-cell>
          <table:table-cell office:value-type="string">
            <text:p>s/SQRT(n)</text:p>
          </table:table-cell>
          <table:table-cell table:style-name="ce10" table:formula="of:=[.E5]/SQRT([.E6])" office:value-type="float" office:value="0.158525276085218">
            <text:p>0.159</text:p>
          </table:table-cell>
          <table:table-cell table:number-columns-repeated="1019"/>
        </table:table-row>
        <table:table-row table:style-name="ro1">
          <table:table-cell office:value-type="float" office:value="5.9">
            <text:p>5.9</text:p>
          </table:table-cell>
          <table:table-cell table:number-columns-repeated="1023"/>
        </table:table-row>
        <table:table-row table:style-name="ro1">
          <table:table-cell office:value-type="float" office:value="6.2">
            <text:p>6.2</text:p>
          </table:table-cell>
          <table:table-cell/>
          <table:table-cell table:style-name="ce6" office:value-type="string" table:number-columns-spanned="3" table:number-rows-spanned="1">
            <text:p>t-test against 0 (1-tailed):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float" office:value="4.5">
            <text:p>4.5</text:p>
          </table:table-cell>
          <table:table-cell/>
          <table:table-cell office:value-type="string">
            <text:p>t</text:p>
          </table:table-cell>
          <table:table-cell office:value-type="string">
            <text:p>(mean – 0) / se</text:p>
          </table:table-cell>
          <table:table-cell table:formula="of:=[.E2]/[.E9]" office:value-type="float" office:value="34.3478348340673">
            <text:p>34.35</text:p>
          </table:table-cell>
          <table:table-cell table:number-columns-repeated="1019"/>
        </table:table-row>
        <table:table-row table:style-name="ro1">
          <table:table-cell office:value-type="float" office:value="6.5">
            <text:p>6.5</text:p>
          </table:table-cell>
          <table:table-cell/>
          <table:table-cell office:value-type="string">
            <text:p>p-value</text:p>
          </table:table-cell>
          <table:table-cell office:value-type="string">
            <text:p>TDIST(t; df; tails)</text:p>
          </table:table-cell>
          <table:table-cell table:style-name="ce11" table:formula="of:=TDIST([.E12];[.E8];1)" office:value-type="float" office:value="7.22959224646091E-019">
            <text:p>0.0000</text:p>
          </table:table-cell>
          <table:table-cell table:number-columns-repeated="1019"/>
        </table:table-row>
        <table:table-row table:style-name="ro1">
          <table:table-cell office:value-type="float" office:value="5.6">
            <text:p>5.6</text:p>
          </table:table-cell>
          <table:table-cell table:number-columns-repeated="1023"/>
        </table:table-row>
        <table:table-row table:style-name="ro1">
          <table:table-cell office:value-type="float" office:value="5.5">
            <text:p>5.5</text:p>
          </table:table-cell>
          <table:table-cell/>
          <table:table-cell table:style-name="ce6" office:value-type="string" table:number-columns-spanned="3" table:number-rows-spanned="1">
            <text:p>t-test against 5.7 (1-tailed):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float" office:value="4.9">
            <text:p>4.9</text:p>
          </table:table-cell>
          <table:table-cell/>
          <table:table-cell office:value-type="string">
            <text:p>threshold</text:p>
          </table:table-cell>
          <table:table-cell/>
          <table:table-cell table:style-name="ce12" office:value-type="float" office:value="5.7">
            <text:p>5.7</text:p>
          </table:table-cell>
          <table:table-cell table:number-columns-repeated="1019"/>
        </table:table-row>
        <table:table-row table:style-name="ro1">
          <table:table-cell office:value-type="float" office:value="4.9">
            <text:p>4.9</text:p>
          </table:table-cell>
          <table:table-cell/>
          <table:table-cell office:value-type="string">
            <text:p>t</text:p>
          </table:table-cell>
          <table:table-cell office:value-type="string">
            <text:p>ABS(mean – thresh) / se</text:p>
          </table:table-cell>
          <table:table-cell table:formula="of:=ABS([.E2]-[.E16])/[.E9]" office:value-type="float" office:value="1.60857628699488">
            <text:p>1.61</text:p>
          </table:table-cell>
          <table:table-cell table:number-columns-repeated="1019"/>
        </table:table-row>
        <table:table-row table:style-name="ro1">
          <table:table-cell office:value-type="float" office:value="6">
            <text:p>6.0</text:p>
          </table:table-cell>
          <table:table-cell/>
          <table:table-cell office:value-type="string">
            <text:p>p-value</text:p>
          </table:table-cell>
          <table:table-cell office:value-type="string">
            <text:p>TDIST(t; df; tails)</text:p>
          </table:table-cell>
          <table:table-cell table:style-name="ce11" table:formula="of:=TDIST([.E17];[.E8];1)" office:value-type="float" office:value="0.0620996140040624">
            <text:p>0.0621</text:p>
          </table:table-cell>
          <table:table-cell table:number-columns-repeated="1019"/>
        </table:table-row>
        <table:table-row table:style-name="ro1">
          <table:table-cell office:value-type="float" office:value="5.7">
            <text:p>5.7</text:p>
          </table:table-cell>
          <table:table-cell table:number-columns-repeated="1023"/>
        </table:table-row>
        <table:table-row table:style-name="ro1">
          <table:table-cell office:value-type="float" office:value="5.6">
            <text:p>5.6</text:p>
          </table:table-cell>
          <table:table-cell/>
          <table:table-cell table:style-name="ce6" office:value-type="string" table:number-columns-spanned="3" table:number-rows-spanned="1">
            <text:p>95% Confidence interval: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float" office:value="5.5">
            <text:p>5.5</text:p>
          </table:table-cell>
          <table:table-cell/>
          <table:table-cell office:value-type="string">
            <text:p>t</text:p>
          </table:table-cell>
          <table:table-cell office:value-type="string">
            <text:p>TINV(.025; df)</text:p>
          </table:table-cell>
          <table:table-cell table:formula="of:=TINV(0.025; [.E8])" office:value-type="float" office:value="2.43344021137497">
            <text:p>2.4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Lower limit</text:p>
          </table:table-cell>
          <table:table-cell office:value-type="string">
            <text:p>mean – t*se</text:p>
          </table:table-cell>
          <table:table-cell table:formula="of:=[.E2]-[.E21]*[.E9]" office:value-type="float" office:value="5.05923821865491">
            <text:p>5.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Upper limit</text:p>
          </table:table-cell>
          <table:table-cell office:value-type="string">
            <text:p>mean + t*se</text:p>
          </table:table-cell>
          <table:table-cell table:formula="of:=[.E2]+[.E21]*[.E9]" office:value-type="float" office:value="5.83076178134509">
            <text:p>5.83</text:p>
          </table:table-cell>
          <table:table-cell table:number-columns-repeated="1019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ired Data" table:style-name="ta1" table:print="false">
        <table:table-column table:style-name="co1" table:number-columns-repeated="2" table:default-cell-style-name="ce13"/>
        <table:table-column table:style-name="co1" table:default-cell-style-name="ce15"/>
        <table:table-column table:style-name="co1" table:default-cell-style-name="ce4"/>
        <table:table-column table:style-name="co2" table:default-cell-style-name="ce4"/>
        <table:table-column table:style-name="co4" table:default-cell-style-name="ce4"/>
        <table:table-column table:style-name="co1" table:default-cell-style-name="ce8"/>
        <table:table-column table:style-name="co1" table:number-columns-repeated="1017" table:default-cell-style-name="ce4"/>
        <table:table-row table:style-name="ro1">
          <table:table-cell table:style-name="ce7" office:value-type="string">
            <text:p>Pre</text:p>
          </table:table-cell>
          <table:table-cell table:style-name="ce7" office:value-type="string">
            <text:p>Post</text:p>
          </table:table-cell>
          <table:table-cell table:style-name="ce14" office:value-type="string">
            <text:p>Diffs</text:p>
          </table:table-cell>
          <table:table-cell table:style-name="ce3"/>
          <table:table-cell table:style-name="ce3" office:value-type="string">
            <text:p>Statistic</text:p>
          </table:table-cell>
          <table:table-cell table:style-name="ce3" office:value-type="string">
            <text:p>Excel function</text:p>
          </table:table-cell>
          <table:table-cell table:style-name="ce7" office:value-type="string">
            <text:p>Result</text:p>
          </table:table-cell>
          <table:table-cell table:style-name="ce3" table:number-columns-repeated="1017"/>
        </table:table-row>
        <table:table-row table:style-name="ro1">
          <table:table-cell office:value-type="float" office:value="4.4">
            <text:p>4.40</text:p>
          </table:table-cell>
          <table:table-cell office:value-type="float" office:value="4.2">
            <text:p>4.20</text:p>
          </table:table-cell>
          <table:table-cell table:formula="of:=[.A2]-[.B2]" office:value-type="float" office:value="0.2">
            <text:p>0.20</text:p>
          </table:table-cell>
          <table:table-cell/>
          <table:table-cell office:value-type="string">
            <text:p>Mean diff:</text:p>
          </table:table-cell>
          <table:table-cell office:value-type="string">
            <text:p>AVERAGE(DataPaired)</text:p>
          </table:table-cell>
          <table:table-cell table:formula="of:=AVERAGE(DataPaired)" office:value-type="float" office:value="0.056">
            <text:p>0.06</text:p>
          </table:table-cell>
          <table:table-cell table:number-columns-repeated="1017"/>
        </table:table-row>
        <table:table-row table:style-name="ro1">
          <table:table-cell office:value-type="float" office:value="6.8">
            <text:p>6.80</text:p>
          </table:table-cell>
          <table:table-cell office:value-type="float" office:value="6.9">
            <text:p>6.90</text:p>
          </table:table-cell>
          <table:table-cell table:formula="of:=[.A3]-[.B3]" office:value-type="float" office:value="-0.100000000000001">
            <text:p>-0.10</text:p>
          </table:table-cell>
          <table:table-cell/>
          <table:table-cell office:value-type="string">
            <text:p>Std Dev:</text:p>
          </table:table-cell>
          <table:table-cell office:value-type="string">
            <text:p>STDEV(DataPaired)</text:p>
          </table:table-cell>
          <table:table-cell table:formula="of:=STDEV(DataPaired)" office:value-type="float" office:value="0.0796307266799629">
            <text:p>0.08</text:p>
          </table:table-cell>
          <table:table-cell table:number-columns-repeated="1017"/>
        </table:table-row>
        <table:table-row table:style-name="ro1">
          <table:table-cell office:value-type="float" office:value="5.4">
            <text:p>5.40</text:p>
          </table:table-cell>
          <table:table-cell office:value-type="float" office:value="5.2">
            <text:p>5.20</text:p>
          </table:table-cell>
          <table:table-cell table:formula="of:=[.A4]-[.B4]" office:value-type="float" office:value="0.2">
            <text:p>0.20</text:p>
          </table:table-cell>
          <table:table-cell/>
          <table:table-cell office:value-type="string">
            <text:p>n:</text:p>
          </table:table-cell>
          <table:table-cell office:value-type="string">
            <text:p>COUNT(DataPaired)</text:p>
          </table:table-cell>
          <table:table-cell table:style-name="ce9" table:formula="of:=COUNT(DataPaired)"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4.4">
            <text:p>4.40</text:p>
          </table:table-cell>
          <table:table-cell table:formula="of:=[.A5]-[.B5]" office:value-type="float" office:value="0.149999999999999">
            <text:p>0.15</text:p>
          </table:table-cell>
          <table:table-cell table:number-columns-repeated="1021"/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5.8">
            <text:p>5.80</text:p>
          </table:table-cell>
          <table:table-cell table:formula="of:=[.A6]-[.B6]" office:value-type="float" office:value="0.12">
            <text:p>0.12</text:p>
          </table:table-cell>
          <table:table-cell/>
          <table:table-cell table:style-name="ce5" office:value-type="string">
            <text:p>df</text:p>
          </table:table-cell>
          <table:table-cell office:value-type="string">
            <text:p>n-1</text:p>
          </table:table-cell>
          <table:table-cell table:style-name="ce9" table:formula="of:=[.G4]-1" office:value-type="float" office:value="19">
            <text:p>19</text:p>
          </table:table-cell>
          <table:table-cell table:number-columns-repeated="1017"/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5.3">
            <text:p>5.30</text:p>
          </table:table-cell>
          <table:table-cell table:formula="of:=[.A7]-[.B7]" office:value-type="float" office:value="0.0499999999999998">
            <text:p>0.05</text:p>
          </table:table-cell>
          <table:table-cell/>
          <table:table-cell office:value-type="string">
            <text:p>Std Error:</text:p>
          </table:table-cell>
          <table:table-cell office:value-type="string">
            <text:p>s/SQRT(n)</text:p>
          </table:table-cell>
          <table:table-cell table:style-name="ce11" table:formula="of:=[.G3]/SQRT([.G4])" office:value-type="float" office:value="0.0178059717954103">
            <text:p>0.0178</text:p>
          </table:table-cell>
          <table:table-cell table:number-columns-repeated="1017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4.6">
            <text:p>4.60</text:p>
          </table:table-cell>
          <table:table-cell table:formula="of:=[.A8]-[.B8]" office:value-type="float" office:value="-0.0199999999999996">
            <text:p>-0.02</text:p>
          </table:table-cell>
          <table:table-cell table:number-columns-repeated="1021"/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5.7">
            <text:p>5.70</text:p>
          </table:table-cell>
          <table:table-cell table:formula="of:=[.A9]-[.B9]" office:value-type="float" office:value="0.0899999999999999">
            <text:p>0.09</text:p>
          </table:table-cell>
          <table:table-cell/>
          <table:table-cell table:style-name="ce6" office:value-type="string" table:number-columns-spanned="3" table:number-rows-spanned="1">
            <text:p>t-test against 0 (1-tailed):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6.01">
            <text:p>6.01</text:p>
          </table:table-cell>
          <table:table-cell office:value-type="float" office:value="5.9">
            <text:p>5.90</text:p>
          </table:table-cell>
          <table:table-cell table:formula="of:=[.A10]-[.B10]" office:value-type="float" office:value="0.109999999999999">
            <text:p>0.11</text:p>
          </table:table-cell>
          <table:table-cell/>
          <table:table-cell office:value-type="string">
            <text:p>t</text:p>
          </table:table-cell>
          <table:table-cell office:value-type="string">
            <text:p>(mean – 0) / se</text:p>
          </table:table-cell>
          <table:table-cell table:formula="of:=[.G2]/[.G7]" office:value-type="float" office:value="3.14501228258907">
            <text:p>3.15</text:p>
          </table:table-cell>
          <table:table-cell table:number-columns-repeated="1017"/>
        </table:table-row>
        <table:table-row table:style-name="ro1">
          <table:table-cell office:value-type="float" office:value="6.13">
            <text:p>6.13</text:p>
          </table:table-cell>
          <table:table-cell office:value-type="float" office:value="6.2">
            <text:p>6.20</text:p>
          </table:table-cell>
          <table:table-cell table:formula="of:=[.A11]-[.B11]" office:value-type="float" office:value="-0.0700000000000003">
            <text:p>-0.07</text:p>
          </table:table-cell>
          <table:table-cell/>
          <table:table-cell office:value-type="string">
            <text:p>p-value</text:p>
          </table:table-cell>
          <table:table-cell office:value-type="string">
            <text:p>TDIST(t; df; tails)</text:p>
          </table:table-cell>
          <table:table-cell table:style-name="ce11" table:formula="of:=TDIST([.G10];[.G6];1)" office:value-type="float" office:value="0.00266582282914016">
            <text:p>0.0027</text:p>
          </table:table-cell>
          <table:table-cell table:number-columns-repeated="1017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4.5">
            <text:p>4.50</text:p>
          </table:table-cell>
          <table:table-cell table:formula="of:=[.A12]-[.B12]" office:value-type="float" office:value="0.0800000000000001">
            <text:p>0.08</text:p>
          </table:table-cell>
          <table:table-cell/>
          <table:table-cell office:value-type="string">
            <text:p>All-in-one test</text:p>
          </table:table-cell>
          <table:table-cell office:value-type="string">
            <text:p>TTEST(<text:span text:style-name="T1">A2:A21</text:span>;<text:span text:style-name="T2">B2:B21</text:span>;tails;1)</text:p>
          </table:table-cell>
          <table:table-cell table:style-name="ce11" table:formula="of:=TTEST([.A2:.A21];[.B2:.B21];1;1)" office:value-type="float" office:value="0.00266582282914038">
            <text:p>0.0027</text:p>
          </table:table-cell>
          <table:table-cell table:number-columns-repeated="1017"/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6.5">
            <text:p>6.50</text:p>
          </table:table-cell>
          <table:table-cell table:formula="of:=[.A13]-[.B13]" office:value-type="float" office:value="0.0199999999999996">
            <text:p>0.02</text:p>
          </table:table-cell>
          <table:table-cell table:number-columns-repeated="1021"/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5.6">
            <text:p>5.60</text:p>
          </table:table-cell>
          <table:table-cell table:formula="of:=[.A14]-[.B14]" office:value-type="float" office:value="0.0600000000000005">
            <text:p>0.06</text:p>
          </table:table-cell>
          <table:table-cell/>
          <table:table-cell table:style-name="ce6" office:value-type="string" table:number-columns-spanned="3" table:number-rows-spanned="1">
            <text:p>95% Confidence interval on diffs: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5.53">
            <text:p>5.53</text:p>
          </table:table-cell>
          <table:table-cell office:value-type="float" office:value="5.5">
            <text:p>5.50</text:p>
          </table:table-cell>
          <table:table-cell table:formula="of:=[.A15]-[.B15]" office:value-type="float" office:value="0.0300000000000002">
            <text:p>0.03</text:p>
          </table:table-cell>
          <table:table-cell/>
          <table:table-cell office:value-type="string">
            <text:p>t</text:p>
          </table:table-cell>
          <table:table-cell office:value-type="string">
            <text:p>TINV(.025; df)</text:p>
          </table:table-cell>
          <table:table-cell table:formula="of:=TINV(0.025; [.G6])" office:value-type="float" office:value="2.43344021137497">
            <text:p>2.43</text:p>
          </table:table-cell>
          <table:table-cell table:number-columns-repeated="1017"/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4.9">
            <text:p>4.90</text:p>
          </table:table-cell>
          <table:table-cell table:formula="of:=[.A16]-[.B16]" office:value-type="float" office:value="0.00999999999999979">
            <text:p>0.01</text:p>
          </table:table-cell>
          <table:table-cell/>
          <table:table-cell office:value-type="string">
            <text:p>Lower limit</text:p>
          </table:table-cell>
          <table:table-cell office:value-type="string">
            <text:p>mean – t*se</text:p>
          </table:table-cell>
          <table:table-cell table:style-name="ce10" table:formula="of:=[.G2]-[.G15]*[.G7]" office:value-type="float" office:value="0.0126702322304399">
            <text:p>0.013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.9">
            <text:p>4.90</text:p>
          </table:table-cell>
          <table:table-cell table:formula="of:=[.A17]-[.B17]" office:value-type="float" office:value="0">
            <text:p>0.00</text:p>
          </table:table-cell>
          <table:table-cell/>
          <table:table-cell office:value-type="string">
            <text:p>Upper limit</text:p>
          </table:table-cell>
          <table:table-cell office:value-type="string">
            <text:p>mean + t*se</text:p>
          </table:table-cell>
          <table:table-cell table:style-name="ce10" table:formula="of:=[.G2]+[.G15]*[.G7]" office:value-type="float" office:value="0.09932976776956">
            <text:p>0.099</text:p>
          </table:table-cell>
          <table:table-cell table:number-columns-repeated="1017"/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6">
            <text:p>6.00</text:p>
          </table:table-cell>
          <table:table-cell table:formula="of:=[.A18]-[.B18]" office:value-type="float" office:value="0.12">
            <text:p>0.12</text:p>
          </table:table-cell>
          <table:table-cell table:number-columns-repeated="1021"/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5.7">
            <text:p>5.70</text:p>
          </table:table-cell>
          <table:table-cell table:formula="of:=[.A19]-[.B19]" office:value-type="float" office:value="0.0300000000000002">
            <text:p>0.0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.6">
            <text:p>5.60</text:p>
          </table:table-cell>
          <table:table-cell table:formula="of:=[.A20]-[.B20]" office:value-type="float" office:value="0">
            <text:p>0.00</text:p>
          </table:table-cell>
          <table:table-cell table:number-columns-repeated="1021"/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5.5">
            <text:p>5.50</text:p>
          </table:table-cell>
          <table:table-cell table:formula="of:=[.A21]-[.B21]" office:value-type="float" office:value="0.04">
            <text:p>0.04</text:p>
          </table:table-cell>
          <table:table-cell table:number-columns-repeated="1021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Groups" table:style-name="ta1" table:print="false">
        <table:table-column table:style-name="co1" table:number-columns-repeated="2" table:default-cell-style-name="ce13"/>
        <table:table-column table:style-name="co1" table:default-cell-style-name="ce4"/>
        <table:table-column table:style-name="co2" table:default-cell-style-name="ce4"/>
        <table:table-column table:style-name="co5" table:default-cell-style-name="ce4"/>
        <table:table-column table:style-name="co1" table:default-cell-style-name="ce8"/>
        <table:table-column table:style-name="co1" table:number-columns-repeated="1017" table:default-cell-style-name="ce4"/>
        <table:table-row table:style-name="ro1">
          <table:table-cell table:style-name="ce7" office:value-type="string">
            <text:p>Drug</text:p>
          </table:table-cell>
          <table:table-cell table:style-name="ce7" office:value-type="string">
            <text:p>Control</text:p>
          </table:table-cell>
          <table:table-cell table:style-name="ce3"/>
          <table:table-cell table:style-name="ce3" office:value-type="string">
            <text:p>Statistic</text:p>
          </table:table-cell>
          <table:table-cell table:style-name="ce3" office:value-type="string">
            <text:p>Excel function</text:p>
          </table:table-cell>
          <table:table-cell table:style-name="ce7" office:value-type="string">
            <text:p>Result</text:p>
          </table:table-cell>
          <table:table-cell table:style-name="ce3" table:number-columns-repeated="1017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4.2">
            <text:p>4.20</text:p>
          </table:table-cell>
          <table:table-cell/>
          <table:table-cell office:value-type="string">
            <text:p>Mean (drug):</text:p>
          </table:table-cell>
          <table:table-cell office:value-type="string">
            <text:p>AVERAGE(DataGp1)</text:p>
          </table:table-cell>
          <table:table-cell table:formula="of:=AVERAGE([.A2:.A21])" office:value-type="float" office:value="5.523">
            <text:p>5.52</text:p>
          </table:table-cell>
          <table:table-cell table:number-columns-repeated="1017"/>
        </table:table-row>
        <table:table-row table:style-name="ro1">
          <table:table-cell office:value-type="float" office:value="6.8">
            <text:p>6.80</text:p>
          </table:table-cell>
          <table:table-cell office:value-type="float" office:value="5.92">
            <text:p>5.92</text:p>
          </table:table-cell>
          <table:table-cell/>
          <table:table-cell office:value-type="string">
            <text:p>Mean (ctrl):</text:p>
          </table:table-cell>
          <table:table-cell office:value-type="string">
            <text:p>AVERAGE(DataGp2)</text:p>
          </table:table-cell>
          <table:table-cell table:formula="of:=AVERAGE(DataGp2)" office:value-type="float" office:value="5.245">
            <text:p>5.25</text:p>
          </table:table-cell>
          <table:table-cell table:number-columns-repeated="1017"/>
        </table:table-row>
        <table:table-row table:style-name="ro1">
          <table:table-cell office:value-type="float" office:value="5.4">
            <text:p>5.40</text:p>
          </table:table-cell>
          <table:table-cell office:value-type="float" office:value="5.2">
            <text:p>5.20</text:p>
          </table:table-cell>
          <table:table-cell/>
          <table:table-cell office:value-type="string">
            <text:p>SD (drug):</text:p>
          </table:table-cell>
          <table:table-cell office:value-type="string">
            <text:p>STDEV(DataGp1)</text:p>
          </table:table-cell>
          <table:table-cell table:formula="of:=STDEV([.A2:.A21])" office:value-type="float" office:value="0.651145549255917">
            <text:p>0.65</text:p>
          </table:table-cell>
          <table:table-cell table:number-columns-repeated="1017"/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4.4">
            <text:p>4.40</text:p>
          </table:table-cell>
          <table:table-cell/>
          <table:table-cell office:value-type="string">
            <text:p>SD (ctrl):</text:p>
          </table:table-cell>
          <table:table-cell office:value-type="string">
            <text:p>STDEV(DataGp2)</text:p>
          </table:table-cell>
          <table:table-cell table:formula="of:=STDEV(DataGp2)" office:value-type="float" office:value="0.606959636219741">
            <text:p>0.61</text:p>
          </table:table-cell>
          <table:table-cell table:number-columns-repeated="1017"/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5.8">
            <text:p>5.80</text:p>
          </table:table-cell>
          <table:table-cell/>
          <table:table-cell office:value-type="string">
            <text:p>n (drug):</text:p>
          </table:table-cell>
          <table:table-cell office:value-type="string">
            <text:p>COUNT(DataGp1)</text:p>
          </table:table-cell>
          <table:table-cell table:style-name="ce9" table:formula="of:=COUNT(DataGp1)"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5.3">
            <text:p>5.30</text:p>
          </table:table-cell>
          <table:table-cell/>
          <table:table-cell office:value-type="string">
            <text:p>n (ctrl):</text:p>
          </table:table-cell>
          <table:table-cell office:value-type="string">
            <text:p>COUNT(DataGp2)</text:p>
          </table:table-cell>
          <table:table-cell table:style-name="ce9" table:formula="of:=COUNT(DataGp2)" office:value-type="float" office:value="16">
            <text:p>16</text:p>
          </table:table-cell>
          <table:table-cell table:number-columns-repeated="1017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4.6">
            <text:p>4.60</text:p>
          </table:table-cell>
          <table:table-cell table:number-columns-repeated="1021"/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5.7">
            <text:p>5.70</text:p>
          </table:table-cell>
          <table:table-cell/>
          <table:table-cell office:value-type="string">
            <text:p>Mean diff:</text:p>
          </table:table-cell>
          <table:table-cell office:value-type="string">
            <text:p>mean1 – mean2</text:p>
          </table:table-cell>
          <table:table-cell table:style-name="ce10" table:formula="of:=[.F2]-[.F3]" office:value-type="float" office:value="0.278">
            <text:p>0.278</text:p>
          </table:table-cell>
          <table:table-cell table:number-columns-repeated="1017"/>
        </table:table-row>
        <table:table-row table:style-name="ro1">
          <table:table-cell office:value-type="float" office:value="6.01">
            <text:p>6.01</text:p>
          </table:table-cell>
          <table:table-cell office:value-type="float" office:value="5.9">
            <text:p>5.90</text:p>
          </table:table-cell>
          <table:table-cell/>
          <table:table-cell table:style-name="ce5" office:value-type="string">
            <text:p>SE (drug):</text:p>
          </table:table-cell>
          <table:table-cell office:value-type="string">
            <text:p>s/SQRT(n)</text:p>
          </table:table-cell>
          <table:table-cell table:style-name="ce10" table:formula="of:=[.F4]/SQRT([.F6])" office:value-type="float" office:value="0.145600571138267">
            <text:p>0.146</text:p>
          </table:table-cell>
          <table:table-cell table:number-columns-repeated="1017"/>
        </table:table-row>
        <table:table-row table:style-name="ro1">
          <table:table-cell office:value-type="float" office:value="6.13">
            <text:p>6.13</text:p>
          </table:table-cell>
          <table:table-cell office:value-type="float" office:value="6.2">
            <text:p>6.20</text:p>
          </table:table-cell>
          <table:table-cell/>
          <table:table-cell office:value-type="string">
            <text:p>SE (ctrl):</text:p>
          </table:table-cell>
          <table:table-cell office:value-type="string">
            <text:p>s/SQRT(n)</text:p>
          </table:table-cell>
          <table:table-cell table:style-name="ce10" table:formula="of:=[.F5]/SQRT([.F7])" office:value-type="float" office:value="0.151739909054935">
            <text:p>0.152</text:p>
          </table:table-cell>
          <table:table-cell table:number-columns-repeated="1017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4.5">
            <text:p>4.50</text:p>
          </table:table-cell>
          <table:table-cell/>
          <table:table-cell office:value-type="string">
            <text:p>df</text:p>
          </table:table-cell>
          <table:table-cell office:value-type="string">
            <text:p>(formula 7.1, p.227)</text:p>
          </table:table-cell>
          <table:table-cell table:formula="of:=POWER([.F10]*[.F10]+[.F11]*[.F11];2)/(POWER([.F10];4)/([.F6]-1)+POWER([.F11];4)/([.F7]-1))" office:value-type="float" office:value="33.1509553283793">
            <text:p>33.15</text:p>
          </table:table-cell>
          <table:table-cell table:number-columns-repeated="1017"/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5.3">
            <text:p>5.30</text:p>
          </table:table-cell>
          <table:table-cell/>
          <table:table-cell office:value-type="string">
            <text:p>SE (mean diff):</text:p>
          </table:table-cell>
          <table:table-cell office:value-type="string">
            <text:p>SQRT(s1^2/n1+s2^2/n2)</text:p>
          </table:table-cell>
          <table:table-cell table:style-name="ce11" table:formula="of:=SQRT([.F4]^2/[.F6]+[.F5]^2/[.F7])" office:value-type="float" office:value="0.21029628222056">
            <text:p>0.2103</text:p>
          </table:table-cell>
          <table:table-cell table:number-columns-repeated="1017"/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5.6">
            <text:p>5.60</text:p>
          </table:table-cell>
          <table:table-cell table:number-columns-repeated="1021"/>
        </table:table-row>
        <table:table-row table:style-name="ro1">
          <table:table-cell office:value-type="float" office:value="5.53">
            <text:p>5.53</text:p>
          </table:table-cell>
          <table:table-cell office:value-type="float" office:value="5.5">
            <text:p>5.50</text:p>
          </table:table-cell>
          <table:table-cell/>
          <table:table-cell table:style-name="ce6" office:value-type="string" table:number-columns-spanned="3" table:number-rows-spanned="1">
            <text:p>t-test for group diff (1-tailed):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4.9">
            <text:p>4.90</text:p>
          </table:table-cell>
          <table:table-cell/>
          <table:table-cell office:value-type="string">
            <text:p>t</text:p>
          </table:table-cell>
          <table:table-cell office:value-type="string">
            <text:p>(meandiff – 0) / se</text:p>
          </table:table-cell>
          <table:table-cell table:formula="of:=[.F9]/[.F13]" office:value-type="float" office:value="1.32194443508246">
            <text:p>1.32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.9">
            <text:p>4.90</text:p>
          </table:table-cell>
          <table:table-cell/>
          <table:table-cell office:value-type="string">
            <text:p>p-value</text:p>
          </table:table-cell>
          <table:table-cell office:value-type="string">
            <text:p>TDIST(t; df; tails)</text:p>
          </table:table-cell>
          <table:table-cell table:style-name="ce11" table:formula="of:=TDIST([.F16];[.F12];1)" office:value-type="float" office:value="0.0976387357117934">
            <text:p>0.0976</text:p>
          </table:table-cell>
          <table:table-cell table:number-columns-repeated="1017"/>
        </table:table-row>
        <table:table-row table:style-name="ro1">
          <table:table-cell office:value-type="float" office:value="6.12">
            <text:p>6.12</text:p>
          </table:table-cell>
          <table:table-cell table:number-columns-repeated="2"/>
          <table:table-cell office:value-type="string">
            <text:p>All-in-one test</text:p>
          </table:table-cell>
          <table:table-cell table:style-name="Default" office:value-type="string">
            <text:p>TTEST(Data1;Data2;tails;2)</text:p>
          </table:table-cell>
          <table:table-cell table:style-name="ce11" table:formula="of:=TTEST(DataGp1;DataGp2;1;2)" office:value-type="float" office:value="0.0992581356504635">
            <text:p>0.0993</text:p>
          </table:table-cell>
          <table:table-cell table:number-columns-repeated="1017"/>
        </table:table-row>
        <table:table-row table:style-name="ro1">
          <table:table-cell office:value-type="float" office:value="5.73">
            <text:p>5.73</text:p>
          </table:table-cell>
          <table:table-cell table:number-columns-repeated="1022"/>
        </table:table-row>
        <table:table-row table:style-name="ro1">
          <table:table-cell office:value-type="float" office:value="5.6">
            <text:p>5.60</text:p>
          </table:table-cell>
          <table:table-cell table:number-columns-repeated="2"/>
          <table:table-cell table:style-name="ce6" office:value-type="string" table:number-columns-spanned="3" table:number-rows-spanned="1">
            <text:p>95% Confidence interval on mean diff: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office:value-type="float" office:value="5.54">
            <text:p>5.54</text:p>
          </table:table-cell>
          <table:table-cell table:number-columns-repeated="2"/>
          <table:table-cell office:value-type="string">
            <text:p>t</text:p>
          </table:table-cell>
          <table:table-cell office:value-type="string">
            <text:p>TINV(.025; df)</text:p>
          </table:table-cell>
          <table:table-cell table:formula="of:=TINV(0.025; [.F12])" office:value-type="float" office:value="2.34833837725748">
            <text:p>2.3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ower limit</text:p>
          </table:table-cell>
          <table:table-cell office:value-type="string">
            <text:p>meandiff – t*se</text:p>
          </table:table-cell>
          <table:table-cell table:style-name="ce10" table:formula="of:=[.F9]-[.F21]*[.F13]" office:value-type="float" office:value="-0.215846830133111">
            <text:p>-0.21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Upper limit</text:p>
          </table:table-cell>
          <table:table-cell office:value-type="string">
            <text:p>meandiff + t*se</text:p>
          </table:table-cell>
          <table:table-cell table:style-name="ce10" table:formula="of:=[.F9]+[.F21]*[.F13]" office:value-type="float" office:value="0.77184683013311">
            <text:p>0.772</text:p>
          </table:table-cell>
          <table:table-cell table:number-columns-repeated="1017"/>
        </table:table-row>
        <table:table-row table:style-name="ro1" table:number-rows-repeated="6551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hi-Squared" table:style-name="ta1" table:print="false">
        <table:table-column table:style-name="co6" table:default-cell-style-name="ce17"/>
        <table:table-column table:style-name="co1" table:number-columns-repeated="4" table:default-cell-style-name="ce17"/>
        <table:table-column table:style-name="co7" table:default-cell-style-name="ce17"/>
        <table:table-column table:style-name="co8" table:default-cell-style-name="ce17"/>
        <table:table-column table:style-name="co1" table:number-columns-repeated="1017" table:default-cell-style-name="ce17"/>
        <table:table-row table:style-name="ro1">
          <table:table-cell table:style-name="ce16"/>
          <table:table-cell table:style-name="ce16" office:value-type="string">
            <text:p>Diabetic</text:p>
          </table:table-cell>
          <table:table-cell table:style-name="ce16" office:value-type="string">
            <text:p>Not Diab.</text:p>
          </table:table-cell>
          <table:table-cell table:style-name="ce16" office:value-type="string">
            <text:p>Tot</text:p>
          </table:table-cell>
          <table:table-cell table:style-name="ce16"/>
          <table:table-cell table:style-name="ce16" office:value-type="string">
            <text:p>Expected</text:p>
          </table:table-cell>
          <table:table-cell table:style-name="ce16" office:value-type="string">
            <text:p>Diabetic</text:p>
          </table:table-cell>
          <table:table-cell table:style-name="ce16" office:value-type="string">
            <text:p>Not Diab.</text:p>
          </table:table-cell>
          <table:table-cell table:style-name="ce16" table:number-columns-repeated="1016"/>
        </table:table-row>
        <table:table-row table:style-name="ro1">
          <table:table-cell table:style-name="ce16" office:value-type="string">
            <text:p>Obese</text:p>
          </table:table-cell>
          <table:table-cell table:style-name="ce18" office:value-type="float" office:value="260">
            <text:p>260</text:p>
          </table:table-cell>
          <table:table-cell table:style-name="ce18" office:value-type="float" office:value="220">
            <text:p>220</text:p>
          </table:table-cell>
          <table:table-cell table:style-name="ce19" table:formula="of:=SUM([.B2:.C2])" office:value-type="float" office:value="480">
            <text:p>480</text:p>
          </table:table-cell>
          <table:table-cell/>
          <table:table-cell table:style-name="ce20" office:value-type="string">
            <text:p>Obese</text:p>
          </table:table-cell>
          <table:table-cell table:style-name="ce19" table:formula="of:=[.D2]*[.B4]/[.D4]" office:value-type="float" office:value="242.758620689655">
            <text:p>242.76</text:p>
          </table:table-cell>
          <table:table-cell table:style-name="ce19" table:formula="of:=[.D2]*[.C4]/[.D4]" office:value-type="float" office:value="237.241379310345">
            <text:p>237.24</text:p>
          </table:table-cell>
          <table:table-cell table:number-columns-repeated="1016"/>
        </table:table-row>
        <table:table-row table:style-name="ro1">
          <table:table-cell table:style-name="ce16" office:value-type="string">
            <text:p>Not Obese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210">
            <text:p>210</text:p>
          </table:table-cell>
          <table:table-cell table:style-name="ce19" table:formula="of:=SUM([.B3:.C3])" office:value-type="float" office:value="390">
            <text:p>390</text:p>
          </table:table-cell>
          <table:table-cell/>
          <table:table-cell office:value-type="string">
            <text:p>Not Obese</text:p>
          </table:table-cell>
          <table:table-cell table:style-name="ce19" table:formula="of:=[.D3]*[.B4]/[.D4]" office:value-type="float" office:value="197.241379310345">
            <text:p>197.24</text:p>
          </table:table-cell>
          <table:table-cell table:style-name="ce19" table:formula="of:=[.D3]*[.C4]/[.D4]" office:value-type="float" office:value="192.758620689655">
            <text:p>192.76</text:p>
          </table:table-cell>
          <table:table-cell table:number-columns-repeated="1016"/>
        </table:table-row>
        <table:table-row table:style-name="ro1">
          <table:table-cell table:style-name="ce16" office:value-type="string">
            <text:p>Total</text:p>
          </table:table-cell>
          <table:table-cell table:style-name="ce19" table:formula="of:=SUM([.B2:.B3])" office:value-type="float" office:value="440">
            <text:p>440</text:p>
          </table:table-cell>
          <table:table-cell table:style-name="ce19" table:formula="of:=SUM([.C2:.C3])" office:value-type="float" office:value="430">
            <text:p>430</text:p>
          </table:table-cell>
          <table:table-cell table:style-name="ce19" table:formula="of:=SUM([.B4:.C4])" office:value-type="float" office:value="870">
            <text:p>870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>
            <text:p>(O – E)^2 / E</text:p>
          </table:table-cell>
          <table:table-cell table:style-name="ce19" table:formula="of:=([.B2]-[.G2])^2/[.G2]" office:value-type="float" office:value="1.22452978056426">
            <text:p>1.22</text:p>
          </table:table-cell>
          <table:table-cell table:style-name="ce19" table:formula="of:=([.C2]-[.H2])^2/[.H2]" office:value-type="float" office:value="1.25300721732157">
            <text:p>1.2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9" table:formula="of:=([.B3]-[.G3])^2/[.G3]" office:value-type="float" office:value="1.50711357607909">
            <text:p>1.51</text:p>
          </table:table-cell>
          <table:table-cell table:style-name="ce19" table:formula="of:=([.C3]-[.H3])^2/[.H3]" office:value-type="float" office:value="1.54216272901117">
            <text:p>1.54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Chi-squared:</text:p>
          </table:table-cell>
          <table:table-cell table:style-name="ce21" office:value-type="string">
            <text:p>SUM()</text:p>
          </table:table-cell>
          <table:table-cell table:style-name="ce22" table:formula="of:=SUM([.G5:.H6])" office:value-type="float" office:value="5.52681330297609">
            <text:p>5.53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df:</text:p>
          </table:table-cell>
          <table:table-cell office:value-type="string">
            <text:p>(n1-1)(n2-1)</text:p>
          </table:table-cell>
          <table:table-cell table:style-name="ce22" table:formula="of:=(COUNT([.B1:.C1])-1)*(COUNT([.A2:.A3])-1)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p-value:</text:p>
          </table:table-cell>
          <table:table-cell office:value-type="string">
            <text:p>CHIDIST(ch;df)</text:p>
          </table:table-cell>
          <table:table-cell table:style-name="ce23" table:formula="of:=LEGACY.CHIDIST([.H7];[.H8])" office:value-type="float" office:value="0.0187271832342564">
            <text:p>0.01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All-in-one:</text:p>
          </table:table-cell>
          <table:table-cell office:value-type="string">
            <text:p>CHITEST(O;E)</text:p>
          </table:table-cell>
          <table:table-cell table:style-name="ce23" table:formula="of:=LEGACY.CHITEST([.B2:.C3];[.G2:.H3])" office:value-type="float" office:value="0.0187271832342564">
            <text:p>0.019</text:p>
          </table:table-cell>
          <table:table-cell table:number-columns-repeated="1016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OVA" table:style-name="ta1" table:print="false">
        <table:table-column table:style-name="co9" table:number-columns-repeated="3" table:default-cell-style-name="ce13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1" table:default-cell-style-name="ce8"/>
        <table:table-column table:style-name="co12" table:default-cell-style-name="ce4"/>
        <table:table-column table:style-name="co13" table:default-cell-style-name="ce8"/>
        <table:table-column table:style-name="co13" table:number-columns-repeated="2" table:default-cell-style-name="ce4"/>
        <table:table-column table:style-name="co1" table:number-columns-repeated="1013" table:default-cell-style-name="ce4"/>
        <table:table-row table:style-name="ro1">
          <table:table-cell table:style-name="ce7" office:value-type="string">
            <text:p>Drug1</text:p>
          </table:table-cell>
          <table:table-cell table:style-name="ce7" office:value-type="string">
            <text:p>Drug2</text:p>
          </table:table-cell>
          <table:table-cell table:style-name="ce7" office:value-type="string">
            <text:p>Control</text:p>
          </table:table-cell>
          <table:table-cell table:style-name="ce3"/>
          <table:table-cell table:style-name="ce3" office:value-type="string">
            <text:p>Statistic</text:p>
          </table:table-cell>
          <table:table-cell table:style-name="ce3" office:value-type="string">
            <text:p>Excel function</text:p>
          </table:table-cell>
          <table:table-cell table:style-name="ce7" office:value-type="string">
            <text:p>Result</text:p>
          </table:table-cell>
          <table:table-cell table:style-name="ce3"/>
          <table:table-cell table:style-name="ce7" office:value-type="string">
            <text:p>within 1</text:p>
          </table:table-cell>
          <table:table-cell table:style-name="ce3" office:value-type="string">
            <text:p>within 2</text:p>
          </table:table-cell>
          <table:table-cell table:style-name="ce3" office:value-type="string">
            <text:p>within ctrl</text:p>
          </table:table-cell>
          <table:table-cell table:style-name="ce3" table:number-columns-repeated="1013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5.3">
            <text:p>5.30</text:p>
          </table:table-cell>
          <table:table-cell office:value-type="float" office:value="6.23">
            <text:p>6.23</text:p>
          </table:table-cell>
          <table:table-cell/>
          <table:table-cell office:value-type="string">
            <text:p>Grand mean</text:p>
          </table:table-cell>
          <table:table-cell office:value-type="string">
            <text:p>AVERAGE()</text:p>
          </table:table-cell>
          <table:table-cell table:style-name="ce24" table:formula="of:=AVERAGE(DataANOVA1;DataANOVA2;DataANOVA3)" office:value-type="float" office:value="5.48254901960784">
            <text:p>5.48</text:p>
          </table:table-cell>
          <table:table-cell/>
          <table:table-cell table:style-name="ce28" table:formula="of:=('Drug1'-[.G$3])^2" office:value-type="float" office:value="0.252003999999999">
            <text:p>0.25</text:p>
          </table:table-cell>
          <table:table-cell table:style-name="ce28" table:formula="of:=('Drug2'-[.G$4])^2" office:value-type="float" office:value="0.0670810000000002">
            <text:p>0.07</text:p>
          </table:table-cell>
          <table:table-cell table:style-name="ce28" table:formula="of:=('Control'-[.G$4])^2" office:value-type="float" office:value="0.450241">
            <text:p>0.45</text:p>
          </table:table-cell>
          <table:table-cell table:number-columns-repeated="1013"/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6.8">
            <text:p>6.80</text:p>
          </table:table-cell>
          <table:table-cell office:value-type="float" office:value="5.92">
            <text:p>5.92</text:p>
          </table:table-cell>
          <table:table-cell/>
          <table:table-cell office:value-type="string">
            <text:p>Mean (drug1):</text:p>
          </table:table-cell>
          <table:table-cell office:value-type="string">
            <text:p>AVERAGE(DataANOVA1)</text:p>
          </table:table-cell>
          <table:table-cell table:style-name="ce24" table:formula="of:=AVERAGE(DataANOVA1)" office:value-type="float" office:value="5.082">
            <text:p>5.08</text:p>
          </table:table-cell>
          <table:table-cell/>
          <table:table-cell table:style-name="ce28" table:formula="of:=('Drug1'-[.G$3])^2" office:value-type="float" office:value="0.487204000000002">
            <text:p>0.49</text:p>
          </table:table-cell>
          <table:table-cell table:style-name="ce28" table:formula="of:=('Drug2'-[.G$4])^2" office:value-type="float" office:value="1.540081">
            <text:p>1.54</text:p>
          </table:table-cell>
          <table:table-cell table:style-name="ce28" table:formula="of:=('Control'-[.G$4])^2" office:value-type="float" office:value="0.130321">
            <text:p>0.13</text:p>
          </table:table-cell>
          <table:table-cell table:number-columns-repeated="1013"/>
        </table:table-row>
        <table:table-row table:style-name="ro1">
          <table:table-cell office:value-type="float" office:value="6.1">
            <text:p>6.10</text:p>
          </table:table-cell>
          <table:table-cell office:value-type="float" office:value="5.4">
            <text:p>5.40</text:p>
          </table:table-cell>
          <table:table-cell office:value-type="float" office:value="5.2">
            <text:p>5.20</text:p>
          </table:table-cell>
          <table:table-cell/>
          <table:table-cell office:value-type="string">
            <text:p>Mean (drug2):</text:p>
          </table:table-cell>
          <table:table-cell office:value-type="string">
            <text:p>AVERAGE(DataANOVA2)</text:p>
          </table:table-cell>
          <table:table-cell table:style-name="ce24" table:formula="of:=AVERAGE(DataANOVA2)" office:value-type="float" office:value="5.559">
            <text:p>5.56</text:p>
          </table:table-cell>
          <table:table-cell/>
          <table:table-cell table:style-name="ce28" table:formula="of:=('Drug1'-[.G$3])^2" office:value-type="float" office:value="1.036324">
            <text:p>1.04</text:p>
          </table:table-cell>
          <table:table-cell table:style-name="ce28" table:formula="of:=('Drug2'-[.G$4])^2" office:value-type="float" office:value="0.0252809999999999">
            <text:p>0.03</text:p>
          </table:table-cell>
          <table:table-cell table:style-name="ce28" table:formula="of:=('Control'-[.G$4])^2" office:value-type="float" office:value="0.128881">
            <text:p>0.13</text:p>
          </table:table-cell>
          <table:table-cell table:number-columns-repeated="1013"/>
        </table:table-row>
        <table:table-row table:style-name="ro1">
          <table:table-cell office:value-type="float" office:value="6.19">
            <text:p>6.19</text:p>
          </table:table-cell>
          <table:table-cell office:value-type="float" office:value="4.55">
            <text:p>4.55</text:p>
          </table:table-cell>
          <table:table-cell office:value-type="float" office:value="4.97">
            <text:p>4.97</text:p>
          </table:table-cell>
          <table:table-cell/>
          <table:table-cell office:value-type="string">
            <text:p>Mean (ctrl):</text:p>
          </table:table-cell>
          <table:table-cell office:value-type="string">
            <text:p>AVERAGE(DataANOVA3)</text:p>
          </table:table-cell>
          <table:table-cell table:style-name="ce24" table:formula="of:=AVERAGE(DataANOVA3)" office:value-type="float" office:value="5.7625">
            <text:p>5.76</text:p>
          </table:table-cell>
          <table:table-cell/>
          <table:table-cell table:style-name="ce28" table:formula="of:=('Drug1'-[.G$3])^2" office:value-type="float" office:value="1.227664">
            <text:p>1.23</text:p>
          </table:table-cell>
          <table:table-cell table:style-name="ce28" table:formula="of:=('Drug2'-[.G$4])^2" office:value-type="float" office:value="1.018081">
            <text:p>1.02</text:p>
          </table:table-cell>
          <table:table-cell table:style-name="ce28" table:formula="of:=('Control'-[.G$4])^2" office:value-type="float" office:value="0.346921">
            <text:p>0.35</text:p>
          </table:table-cell>
          <table:table-cell table:number-columns-repeated="1013"/>
        </table:table-row>
        <table:table-row table:style-name="ro1">
          <table:table-cell office:value-type="float" office:value="5.67">
            <text:p>5.67</text:p>
          </table:table-cell>
          <table:table-cell office:value-type="float" office:value="5.92">
            <text:p>5.92</text:p>
          </table:table-cell>
          <table:table-cell office:value-type="float" office:value="5.8">
            <text:p>5.80</text:p>
          </table:table-cell>
          <table:table-cell/>
          <table:table-cell office:value-type="string">
            <text:p>n (drug1):</text:p>
          </table:table-cell>
          <table:table-cell office:value-type="string">
            <text:p>COUNT(DataANOVA1)</text:p>
          </table:table-cell>
          <table:table-cell table:style-name="ce25" table:formula="of:=COUNT(DataANOVA1)" office:value-type="float" office:value="15">
            <text:p>15</text:p>
          </table:table-cell>
          <table:table-cell/>
          <table:table-cell table:style-name="ce28" table:formula="of:=('Drug1'-[.G$3])^2" office:value-type="float" office:value="0.345744000000001">
            <text:p>0.35</text:p>
          </table:table-cell>
          <table:table-cell table:style-name="ce28" table:formula="of:=('Drug2'-[.G$4])^2" office:value-type="float" office:value="0.130321">
            <text:p>0.13</text:p>
          </table:table-cell>
          <table:table-cell table:style-name="ce28" table:formula="of:=('Control'-[.G$4])^2" office:value-type="float" office:value="0.0580809999999998">
            <text:p>0.06</text:p>
          </table:table-cell>
          <table:table-cell table:number-columns-repeated="1013"/>
        </table:table-row>
        <table:table-row table:style-name="ro1">
          <table:table-cell office:value-type="float" office:value="4.8">
            <text:p>4.80</text:p>
          </table:table-cell>
          <table:table-cell office:value-type="float" office:value="5.35">
            <text:p>5.35</text:p>
          </table:table-cell>
          <table:table-cell office:value-type="float" office:value="5.3">
            <text:p>5.30</text:p>
          </table:table-cell>
          <table:table-cell/>
          <table:table-cell office:value-type="string">
            <text:p>n (drug2):</text:p>
          </table:table-cell>
          <table:table-cell office:value-type="string">
            <text:p>COUNT(DataANOVA2)</text:p>
          </table:table-cell>
          <table:table-cell table:style-name="ce25" table:formula="of:=COUNT(DataANOVA2)" office:value-type="float" office:value="20">
            <text:p>20</text:p>
          </table:table-cell>
          <table:table-cell/>
          <table:table-cell table:style-name="ce28" table:formula="of:=('Drug1'-[.G$3])^2" office:value-type="float" office:value="0.0795239999999995">
            <text:p>0.08</text:p>
          </table:table-cell>
          <table:table-cell table:style-name="ce28" table:formula="of:=('Drug2'-[.G$4])^2" office:value-type="float" office:value="0.0436810000000002">
            <text:p>0.04</text:p>
          </table:table-cell>
          <table:table-cell table:style-name="ce28" table:formula="of:=('Control'-[.G$4])^2" office:value-type="float" office:value="0.0670810000000002">
            <text:p>0.07</text:p>
          </table:table-cell>
          <table:table-cell table:number-columns-repeated="1013"/>
        </table:table-row>
        <table:table-row table:style-name="ro1">
          <table:table-cell office:value-type="float" office:value="4.49">
            <text:p>4.49</text:p>
          </table:table-cell>
          <table:table-cell office:value-type="float" office:value="4.58">
            <text:p>4.58</text:p>
          </table:table-cell>
          <table:table-cell office:value-type="float" office:value="6.65">
            <text:p>6.65</text:p>
          </table:table-cell>
          <table:table-cell/>
          <table:table-cell office:value-type="string">
            <text:p>n (ctrl):</text:p>
          </table:table-cell>
          <table:table-cell office:value-type="string">
            <text:p>COUNT(DataANOVA3)</text:p>
          </table:table-cell>
          <table:table-cell table:style-name="ce25" table:formula="of:=COUNT(DataANOVA3)" office:value-type="float" office:value="16">
            <text:p>16</text:p>
          </table:table-cell>
          <table:table-cell/>
          <table:table-cell table:style-name="ce28" table:formula="of:=('Drug1'-[.G$3])^2" office:value-type="float" office:value="0.350463999999998">
            <text:p>0.35</text:p>
          </table:table-cell>
          <table:table-cell table:style-name="ce28" table:formula="of:=('Drug2'-[.G$4])^2" office:value-type="float" office:value="0.958441">
            <text:p>0.96</text:p>
          </table:table-cell>
          <table:table-cell table:style-name="ce28" table:formula="of:=('Control'-[.G$4])^2" office:value-type="float" office:value="1.190281">
            <text:p>1.19</text:p>
          </table:table-cell>
          <table:table-cell table:number-columns-repeated="1013"/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5.79">
            <text:p>5.79</text:p>
          </table:table-cell>
          <table:table-cell office:value-type="float" office:value="5.7">
            <text:p>5.70</text:p>
          </table:table-cell>
          <table:table-cell/>
          <table:table-cell office:value-type="string">
            <text:p>n total</text:p>
          </table:table-cell>
          <table:table-cell office:value-type="string">
            <text:p>SUM(counts)</text:p>
          </table:table-cell>
          <table:table-cell table:style-name="ce25" table:formula="of:=SUM([.G6:.G8])" office:value-type="float" office:value="51">
            <text:p>51</text:p>
          </table:table-cell>
          <table:table-cell/>
          <table:table-cell table:style-name="ce28" table:formula="of:=('Drug1'-[.G$3])^2" office:value-type="float" office:value="0.00384399999999992">
            <text:p>0.00</text:p>
          </table:table-cell>
          <table:table-cell table:style-name="ce28" table:formula="of:=('Drug2'-[.G$4])^2" office:value-type="float" office:value="0.0533609999999999">
            <text:p>0.05</text:p>
          </table:table-cell>
          <table:table-cell table:style-name="ce28" table:formula="of:=('Control'-[.G$4])^2" office:value-type="float" office:value="0.019881">
            <text:p>0.02</text:p>
          </table:table-cell>
          <table:table-cell table:number-columns-repeated="1013"/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6.01">
            <text:p>6.01</text:p>
          </table:table-cell>
          <table:table-cell office:value-type="float" office:value="5.9">
            <text:p>5.90</text:p>
          </table:table-cell>
          <table:table-cell table:number-columns-repeated="5"/>
          <table:table-cell table:style-name="ce28" table:formula="of:=('Drug1'-[.G$3])^2" office:value-type="float" office:value="0.0829440000000007">
            <text:p>0.08</text:p>
          </table:table-cell>
          <table:table-cell table:style-name="ce28" table:formula="of:=('Drug2'-[.G$4])^2" office:value-type="float" office:value="0.203401">
            <text:p>0.20</text:p>
          </table:table-cell>
          <table:table-cell table:style-name="ce28" table:formula="of:=('Control'-[.G$4])^2" office:value-type="float" office:value="0.116281">
            <text:p>0.12</text:p>
          </table:table-cell>
          <table:table-cell table:number-columns-repeated="1013"/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6.13">
            <text:p>6.13</text:p>
          </table:table-cell>
          <table:table-cell office:value-type="float" office:value="6.2">
            <text:p>6.20</text:p>
          </table:table-cell>
          <table:table-cell/>
          <table:table-cell office:value-type="string">
            <text:p>SSb (drug1)</text:p>
          </table:table-cell>
          <table:table-cell office:value-type="string">
            <text:p>n1*(mean1 – grandmean)^2</text:p>
          </table:table-cell>
          <table:table-cell table:style-name="ce24" table:formula="of:=[.G6]*([.G3]-[.G$2])^2" office:value-type="float" office:value="2.40659275663208">
            <text:p>2.41</text:p>
          </table:table-cell>
          <table:table-cell/>
          <table:table-cell table:style-name="ce28" table:formula="of:=('Drug1'-[.G$3])^2" office:value-type="float" office:value="0.708963999999998">
            <text:p>0.71</text:p>
          </table:table-cell>
          <table:table-cell table:style-name="ce28" table:formula="of:=('Drug2'-[.G$4])^2" office:value-type="float" office:value="0.326041">
            <text:p>0.33</text:p>
          </table:table-cell>
          <table:table-cell table:style-name="ce28" table:formula="of:=('Control'-[.G$4])^2" office:value-type="float" office:value="0.410881">
            <text:p>0.41</text:p>
          </table:table-cell>
          <table:table-cell table:number-columns-repeated="1013"/>
        </table:table-row>
        <table:table-row table:style-name="ro1">
          <table:table-cell office:value-type="float" office:value="4.9">
            <text:p>4.90</text:p>
          </table:table-cell>
          <table:table-cell office:value-type="float" office:value="4.58">
            <text:p>4.58</text:p>
          </table:table-cell>
          <table:table-cell office:value-type="float" office:value="6.82">
            <text:p>6.82</text:p>
          </table:table-cell>
          <table:table-cell/>
          <table:table-cell table:style-name="ce5" office:value-type="string">
            <text:p>SSb (drug2)</text:p>
          </table:table-cell>
          <table:table-cell office:value-type="string">
            <text:p>n2*(mean2 – grandmean)^2</text:p>
          </table:table-cell>
          <table:table-cell table:style-name="ce24" table:formula="of:=[.G7]*([.G4]-[.G$2])^2" office:value-type="float" office:value="0.11689504805844">
            <text:p>0.12</text:p>
          </table:table-cell>
          <table:table-cell/>
          <table:table-cell table:style-name="ce28" table:formula="of:=('Drug1'-[.G$3])^2" office:value-type="float" office:value="0.0331239999999995">
            <text:p>0.03</text:p>
          </table:table-cell>
          <table:table-cell table:style-name="ce28" table:formula="of:=('Drug2'-[.G$4])^2" office:value-type="float" office:value="0.958441">
            <text:p>0.96</text:p>
          </table:table-cell>
          <table:table-cell table:style-name="ce28" table:formula="of:=('Control'-[.G$4])^2" office:value-type="float" office:value="1.590121">
            <text:p>1.59</text:p>
          </table:table-cell>
          <table:table-cell table:number-columns-repeated="1013"/>
        </table:table-row>
        <table:table-row table:style-name="ro1">
          <table:table-cell office:value-type="float" office:value="4.19">
            <text:p>4.19</text:p>
          </table:table-cell>
          <table:table-cell office:value-type="float" office:value="6.52">
            <text:p>6.52</text:p>
          </table:table-cell>
          <table:table-cell office:value-type="float" office:value="5.3">
            <text:p>5.30</text:p>
          </table:table-cell>
          <table:table-cell/>
          <table:table-cell office:value-type="string">
            <text:p>SSb (ctrl)</text:p>
          </table:table-cell>
          <table:table-cell office:value-type="string">
            <text:p>nC*(meanC – grandmean)^2</text:p>
          </table:table-cell>
          <table:table-cell table:style-name="ce24" table:formula="of:=[.G8]*([.G5]-[.G$2])^2" office:value-type="float" office:value="1.25396082276048">
            <text:p>1.25</text:p>
          </table:table-cell>
          <table:table-cell/>
          <table:table-cell table:style-name="ce28" table:formula="of:=('Drug1'-[.G$3])^2" office:value-type="float" office:value="0.795663999999997">
            <text:p>0.80</text:p>
          </table:table-cell>
          <table:table-cell table:style-name="ce28" table:formula="of:=('Drug2'-[.G$4])^2" office:value-type="float" office:value="0.923520999999999">
            <text:p>0.92</text:p>
          </table:table-cell>
          <table:table-cell table:style-name="ce28" table:formula="of:=('Control'-[.G$4])^2" office:value-type="float" office:value="0.0670810000000002">
            <text:p>0.07</text:p>
          </table:table-cell>
          <table:table-cell table:number-columns-repeated="1013"/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5.66">
            <text:p>5.66</text:p>
          </table:table-cell>
          <table:table-cell office:value-type="float" office:value="5.6">
            <text:p>5.60</text:p>
          </table:table-cell>
          <table:table-cell/>
          <table:table-cell office:value-type="string">
            <text:p>SS between</text:p>
          </table:table-cell>
          <table:table-cell office:value-type="string">
            <text:p>SUM(SSb for each group)</text:p>
          </table:table-cell>
          <table:table-cell table:style-name="ce24" table:formula="of:=SUM([.G11:.G13])" office:value-type="float" office:value="3.77744862745099">
            <text:p>3.78</text:p>
          </table:table-cell>
          <table:table-cell/>
          <table:table-cell table:style-name="ce28" table:formula="of:=('Drug1'-[.G$3])^2" office:value-type="float" office:value="0.169743999999999">
            <text:p>0.17</text:p>
          </table:table-cell>
          <table:table-cell table:style-name="ce28" table:formula="of:=('Drug2'-[.G$4])^2" office:value-type="float" office:value="0.010201">
            <text:p>0.01</text:p>
          </table:table-cell>
          <table:table-cell table:style-name="ce28" table:formula="of:=('Control'-[.G$4])^2" office:value-type="float" office:value="0.00168099999999996">
            <text:p>0.00</text:p>
          </table:table-cell>
          <table:table-cell table:number-columns-repeated="1013"/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5.53">
            <text:p>5.53</text:p>
          </table:table-cell>
          <table:table-cell office:value-type="float" office:value="5.5">
            <text:p>5.50</text:p>
          </table:table-cell>
          <table:table-cell table:number-columns-repeated="5"/>
          <table:table-cell table:style-name="ce28" table:formula="of:=('Drug1'-[.G$3])^2" office:value-type="float" office:value="0.0163840000000003">
            <text:p>0.02</text:p>
          </table:table-cell>
          <table:table-cell table:style-name="ce28" table:formula="of:=('Drug2'-[.G$4])^2" office:value-type="float" office:value="0.000840999999999995">
            <text:p>0.00</text:p>
          </table:table-cell>
          <table:table-cell table:style-name="ce28" table:formula="of:=('Control'-[.G$4])^2" office:value-type="float" office:value="0.00348100000000002">
            <text:p>0.00</text:p>
          </table:table-cell>
          <table:table-cell table:number-columns-repeated="1013"/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5.17">
            <text:p>5.17</text:p>
          </table:table-cell>
          <table:table-cell office:value-type="float" office:value="6.21">
            <text:p>6.21</text:p>
          </table:table-cell>
          <table:table-cell/>
          <table:table-cell office:value-type="string">
            <text:p>df between</text:p>
          </table:table-cell>
          <table:table-cell office:value-type="string">
            <text:p>num_groups – 1</text:p>
          </table:table-cell>
          <table:table-cell table:style-name="ce25" office:value-type="float" office:value="2">
            <text:p>2</text:p>
          </table:table-cell>
          <table:table-cell/>
          <table:table-cell table:style-name="ce28" table:formula="of:=('Drug1'-[.G$3])^2" office:value-type="float" office:value="0.00384399999999992">
            <text:p>0.00</text:p>
          </table:table-cell>
          <table:table-cell table:style-name="ce28" table:formula="of:=('Drug2'-[.G$4])^2" office:value-type="float" office:value="0.151321">
            <text:p>0.15</text:p>
          </table:table-cell>
          <table:table-cell table:style-name="ce28" table:formula="of:=('Control'-[.G$4])^2" office:value-type="float" office:value="0.423801">
            <text:p>0.42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float" office:value="4.9">
            <text:p>4.90</text:p>
          </table:table-cell>
          <table:table-cell/>
          <table:table-cell office:value-type="string">
            <text:p>df within</text:p>
          </table:table-cell>
          <table:table-cell office:value-type="string">
            <text:p>total_n – num_groups</text:p>
          </table:table-cell>
          <table:table-cell table:style-name="ce25" table:formula="of:=[.G9]-3" office:value-type="float" office:value="48">
            <text:p>48</text:p>
          </table:table-cell>
          <table:table-cell/>
          <table:table-cell table:style-name="ce28"/>
          <table:table-cell table:style-name="ce28" table:formula="of:=('Drug2'-[.G$4])^2" office:value-type="float" office:value="0.434281">
            <text:p>0.43</text:p>
          </table:table-cell>
          <table:table-cell table:style-name="ce28" table:formula="of:=('Control'-[.G$4])^2" office:value-type="float" office:value="0.434281">
            <text:p>0.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6.12">
            <text:p>6.12</text:p>
          </table:table-cell>
          <table:table-cell table:number-columns-repeated="2"/>
          <table:table-cell office:value-type="string">
            <text:p>MS between</text:p>
          </table:table-cell>
          <table:table-cell office:value-type="string">
            <text:p>SSb / dfb</text:p>
          </table:table-cell>
          <table:table-cell table:style-name="ce26" table:formula="of:=[.G14]/[.G16]" office:value-type="float" office:value="1.8887243137255">
            <text:p>1.889</text:p>
          </table:table-cell>
          <table:table-cell/>
          <table:table-cell table:style-name="ce28"/>
          <table:table-cell table:style-name="ce28" table:formula="of:=('Drug2'-[.G$4])^2" office:value-type="float" office:value="0.314721">
            <text:p>0.31</text:p>
          </table:table-cell>
          <table:table-cell table:style-name="ce28"/>
          <table:table-cell table:number-columns-repeated="1013"/>
        </table:table-row>
        <table:table-row table:style-name="ro1">
          <table:table-cell/>
          <table:table-cell office:value-type="float" office:value="5.73">
            <text:p>5.73</text:p>
          </table:table-cell>
          <table:table-cell table:number-columns-repeated="2"/>
          <table:table-cell office:value-type="string">
            <text:p>MS within</text:p>
          </table:table-cell>
          <table:table-cell office:value-type="string">
            <text:p>SSw / dfw</text:p>
          </table:table-cell>
          <table:table-cell table:style-name="ce26" table:formula="of:=[.L23]/[.G17]" office:value-type="float" office:value="0.37964825">
            <text:p>0.380</text:p>
          </table:table-cell>
          <table:table-cell/>
          <table:table-cell table:style-name="ce28"/>
          <table:table-cell table:style-name="ce28" table:formula="of:=('Drug2'-[.G$4])^2" office:value-type="float" office:value="0.0292410000000001">
            <text:p>0.03</text:p>
          </table:table-cell>
          <table:table-cell table:style-name="ce28"/>
          <table:table-cell table:number-columns-repeated="1013"/>
        </table:table-row>
        <table:table-row table:style-name="ro1">
          <table:table-cell/>
          <table:table-cell office:value-type="float" office:value="5.6">
            <text:p>5.60</text:p>
          </table:table-cell>
          <table:table-cell table:number-columns-repeated="4"/>
          <table:table-cell table:style-name="ce9"/>
          <table:table-cell/>
          <table:table-cell table:style-name="ce28"/>
          <table:table-cell table:style-name="ce28" table:formula="of:=('Drug2'-[.G$4])^2" office:value-type="float" office:value="0.00168099999999996">
            <text:p>0.00</text:p>
          </table:table-cell>
          <table:table-cell table:style-name="ce28"/>
          <table:table-cell table:number-columns-repeated="1013"/>
        </table:table-row>
        <table:table-row table:style-name="ro1">
          <table:table-cell/>
          <table:table-cell office:value-type="float" office:value="5.54">
            <text:p>5.54</text:p>
          </table:table-cell>
          <table:table-cell table:number-columns-repeated="6"/>
          <table:table-cell table:style-name="ce28"/>
          <table:table-cell table:style-name="ce28" table:formula="of:=('Drug2'-[.G$4])^2" office:value-type="float" office:value="0.000361000000000005">
            <text:p>0.00</text:p>
          </table:table-cell>
          <table:table-cell table:style-name="ce28"/>
          <table:table-cell table:number-columns-repeated="1013"/>
        </table:table-row>
        <table:table-row table:style-name="ro1">
          <table:table-cell table:number-columns-repeated="4"/>
          <table:table-cell table:style-name="ce6" office:value-type="string" table:number-columns-spanned="3" table:number-rows-spanned="1">
            <text:p>F-test for group diffs (omnibus):</text:p>
          </table:table-cell>
          <table:covered-table-cell table:number-columns-repeated="2"/>
          <table:table-cell table:number-columns-repeated="2"/>
          <table:table-cell table:style-name="ce8" table:number-columns-repeated="2"/>
          <table:table-cell office:value-type="string">
            <text:p>SS within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>
            <text:p>F</text:p>
          </table:table-cell>
          <table:table-cell office:value-type="string">
            <text:p>SSb / SSw</text:p>
          </table:table-cell>
          <table:table-cell table:style-name="ce24" table:formula="of:=[.G18]/[.G19]" office:value-type="float" office:value="4.97493222667429">
            <text:p>4.97</text:p>
          </table:table-cell>
          <table:table-cell/>
          <table:table-cell table:style-name="ce24" table:formula="of:=SUM([.I2:.I22])" office:value-type="float" office:value="5.59344">
            <text:p>5.59</text:p>
          </table:table-cell>
          <table:table-cell table:style-name="ce24" table:formula="of:=SUM([.J2:.J22])" office:value-type="float" office:value="7.19038">
            <text:p>7.19</text:p>
          </table:table-cell>
          <table:table-cell table:style-name="ce24" table:formula="of:=SUM([.K2:.K22])" office:value-type="float" office:value="5.439296">
            <text:p>5.44</text:p>
          </table:table-cell>
          <table:table-cell table:style-name="ce29" table:formula="of:=SUM([.I23:.K23])" office:value-type="float" office:value="18.223116">
            <text:p>18.22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>
            <text:p>p-value</text:p>
          </table:table-cell>
          <table:table-cell office:value-type="string">
            <text:p>FDIST(F; dfb; dfw)</text:p>
          </table:table-cell>
          <table:table-cell table:style-name="ce26" table:formula="of:=LEGACY.FDIST([.G23];[.G16];[.G17])" office:value-type="float" office:value="0.0108775605555313">
            <text:p>0.01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Effect size</text:p>
          </table:table-cell>
          <table:table-cell office:value-type="string">
            <text:p>SSb / (SSb + SSw)</text:p>
          </table:table-cell>
          <table:table-cell table:style-name="ce27" table:formula="of:=[.G14]/([.G14]+[.L23])" office:value-type="percentage" office:value="0.171697803734442">
            <text:p>17.17%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ression" table:style-name="ta1" table:print="false">
        <table:table-column table:style-name="co14" table:default-cell-style-name="ce31"/>
        <table:table-column table:style-name="co15" table:default-cell-style-name="ce13"/>
        <table:table-column table:style-name="co1" table:default-cell-style-name="ce4"/>
        <table:table-column table:style-name="co2" table:default-cell-style-name="ce4"/>
        <table:table-column table:style-name="co16" table:default-cell-style-name="ce4"/>
        <table:table-column table:style-name="co1" table:default-cell-style-name="ce8"/>
        <table:table-column table:style-name="co1" table:number-columns-repeated="1017" table:default-cell-style-name="ce4"/>
        <table:table-row table:style-name="ro1">
          <table:table-cell table:style-name="ce30" office:value-type="string">
            <text:p>Dosage</text:p>
          </table:table-cell>
          <table:table-cell table:style-name="ce7" office:value-type="string">
            <text:p>Glucose</text:p>
          </table:table-cell>
          <table:table-cell table:style-name="ce3"/>
          <table:table-cell table:style-name="ce3" office:value-type="string">
            <text:p>Statistic</text:p>
          </table:table-cell>
          <table:table-cell table:style-name="ce3" office:value-type="string">
            <text:p>Excel function</text:p>
          </table:table-cell>
          <table:table-cell table:style-name="ce7" office:value-type="string">
            <text:p>Result</text:p>
          </table:table-cell>
          <table:table-cell table:style-name="ce3"/>
          <table:table-cell table:style-name="ce3" office:value-type="string">
            <text:p>Predicted</text:p>
          </table:table-cell>
          <table:table-cell table:style-name="ce3" office:value-type="string">
            <text:p>Residual</text:p>
          </table:table-cell>
          <table:table-cell table:style-name="ce3" table:number-columns-repeated="1014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float" office:value="4.6">
            <text:p>4.6</text:p>
          </table:table-cell>
          <table:table-cell/>
          <table:table-cell office:value-type="string">
            <text:p>Mean (X):</text:p>
          </table:table-cell>
          <table:table-cell office:value-type="string">
            <text:p>AVERAGE(DataX)</text:p>
          </table:table-cell>
          <table:table-cell table:style-name="ce24" table:formula="of:=AVERAGE(DataX)" office:value-type="float" office:value="34.3636363636364">
            <text:p>34.36</text:p>
          </table:table-cell>
          <table:table-cell/>
          <table:table-cell table:style-name="ce28" table:formula="of:=[.F$9]+[.F$10]*[.A2]" office:value-type="float" office:value="5.03981549815498">
            <text:p>5.04</text:p>
          </table:table-cell>
          <table:table-cell table:style-name="ce28" table:formula="of:=[.B2]-[.H2]" office:value-type="float" office:value="-0.439815498154983">
            <text:p>-0.44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float" office:value="6.9">
            <text:p>6.9</text:p>
          </table:table-cell>
          <table:table-cell/>
          <table:table-cell office:value-type="string">
            <text:p>Mean (Y):</text:p>
          </table:table-cell>
          <table:table-cell office:value-type="string">
            <text:p>AVERAGE(DataY)</text:p>
          </table:table-cell>
          <table:table-cell table:style-name="ce24" table:formula="of:=AVERAGE(DataY)" office:value-type="float" office:value="5.55">
            <text:p>5.55</text:p>
          </table:table-cell>
          <table:table-cell/>
          <table:table-cell table:style-name="ce28" table:formula="of:=[.F$9]+[.F$10]*[.A3]" office:value-type="float" office:value="6.21653136531366">
            <text:p>6.22</text:p>
          </table:table-cell>
          <table:table-cell table:style-name="ce28" table:formula="of:=[.B3]-[.H3]" office:value-type="float" office:value="0.683468634686346">
            <text:p>0.68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float" office:value="5.2">
            <text:p>5.2</text:p>
          </table:table-cell>
          <table:table-cell/>
          <table:table-cell office:value-type="string">
            <text:p>SD (X):</text:p>
          </table:table-cell>
          <table:table-cell office:value-type="string">
            <text:p>STDEV(DataX)</text:p>
          </table:table-cell>
          <table:table-cell table:style-name="ce24" table:formula="of:=STDEV(DataX)" office:value-type="float" office:value="5.93252098140455">
            <text:p>5.93</text:p>
          </table:table-cell>
          <table:table-cell/>
          <table:table-cell table:style-name="ce28" table:formula="of:=[.F$9]+[.F$10]*[.A4]" office:value-type="float" office:value="5.58291512915129">
            <text:p>5.58</text:p>
          </table:table-cell>
          <table:table-cell table:style-name="ce28" table:formula="of:=[.B4]-[.H4]" office:value-type="float" office:value="-0.382915129151293">
            <text:p>-0.38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float" office:value="4.7">
            <text:p>4.7</text:p>
          </table:table-cell>
          <table:table-cell/>
          <table:table-cell office:value-type="string">
            <text:p>SD (Y):</text:p>
          </table:table-cell>
          <table:table-cell office:value-type="string">
            <text:p>STDEV(DataY)</text:p>
          </table:table-cell>
          <table:table-cell table:style-name="ce24" table:formula="of:=STDEV(DataY)" office:value-type="float" office:value="0.673830556629498">
            <text:p>0.67</text:p>
          </table:table-cell>
          <table:table-cell/>
          <table:table-cell table:style-name="ce28" table:formula="of:=[.F$9]+[.F$10]*[.A5]" office:value-type="float" office:value="4.76826568265683">
            <text:p>4.77</text:p>
          </table:table-cell>
          <table:table-cell table:style-name="ce28" table:formula="of:=[.B5]-[.H5]" office:value-type="float" office:value="-0.0682656826568282">
            <text:p>-0.07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float" office:value="5.8">
            <text:p>5.8</text:p>
          </table:table-cell>
          <table:table-cell table:number-columns-repeated="5"/>
          <table:table-cell table:style-name="ce28" table:formula="of:=[.F$9]+[.F$10]*[.A6]" office:value-type="float" office:value="6.03549815498155">
            <text:p>6.04</text:p>
          </table:table-cell>
          <table:table-cell table:style-name="ce28" table:formula="of:=[.B6]-[.H6]" office:value-type="float" office:value="-0.235498154981552">
            <text:p>-0.24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float" office:value="5.3">
            <text:p>5.3</text:p>
          </table:table-cell>
          <table:table-cell table:number-columns-repeated="5"/>
          <table:table-cell table:style-name="ce28" table:formula="of:=[.F$9]+[.F$10]*[.A7]" office:value-type="float" office:value="5.7639483394834">
            <text:p>5.76</text:p>
          </table:table-cell>
          <table:table-cell table:style-name="ce28" table:formula="of:=[.B7]-[.H7]" office:value-type="float" office:value="-0.463948339483397">
            <text:p>-0.46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float" office:value="4.6">
            <text:p>4.6</text:p>
          </table:table-cell>
          <table:table-cell/>
          <table:table-cell table:style-name="ce6" office:value-type="string" table:number-columns-spanned="3" table:number-rows-spanned="1">
            <text:p>Regression line:</text:p>
          </table:table-cell>
          <table:covered-table-cell table:number-columns-repeated="2"/>
          <table:table-cell/>
          <table:table-cell table:style-name="ce28" table:formula="of:=[.F$9]+[.F$10]*[.A8]" office:value-type="float" office:value="5.03981549815498">
            <text:p>5.04</text:p>
          </table:table-cell>
          <table:table-cell table:style-name="ce28" table:formula="of:=[.B8]-[.H8]" office:value-type="float" office:value="-0.439815498154983">
            <text:p>-0.44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float" office:value="5.7">
            <text:p>5.7</text:p>
          </table:table-cell>
          <table:table-cell/>
          <table:table-cell office:value-type="string">
            <text:p>Intercept</text:p>
          </table:table-cell>
          <table:table-cell office:value-type="string">
            <text:p>INTERCEPT(DataY;DataX)</text:p>
          </table:table-cell>
          <table:table-cell table:style-name="ce24" table:formula="of:=INTERCEPT(DataY;DataX)" office:value-type="float" office:value="8.66047970479705">
            <text:p>8.66</text:p>
          </table:table-cell>
          <table:table-cell/>
          <table:table-cell table:style-name="ce28" table:formula="of:=[.F$9]+[.F$10]*[.A9]" office:value-type="float" office:value="5.31136531365314">
            <text:p>5.31</text:p>
          </table:table-cell>
          <table:table-cell table:style-name="ce28" table:formula="of:=[.B9]-[.H9]" office:value-type="float" office:value="0.388634686346862">
            <text:p>0.39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float" office:value="5.9">
            <text:p>5.9</text:p>
          </table:table-cell>
          <table:table-cell/>
          <table:table-cell office:value-type="string">
            <text:p>Slope</text:p>
          </table:table-cell>
          <table:table-cell office:value-type="string">
            <text:p>SLOPE(DataY;DataX)</text:p>
          </table:table-cell>
          <table:table-cell table:style-name="ce26" table:formula="of:=SLOPE(DataY;DataX)" office:value-type="float" office:value="-0.0905166051660517">
            <text:p>-0.091</text:p>
          </table:table-cell>
          <table:table-cell/>
          <table:table-cell table:style-name="ce28" table:formula="of:=[.F$9]+[.F$10]*[.A10]" office:value-type="float" office:value="6.03549815498155">
            <text:p>6.04</text:p>
          </table:table-cell>
          <table:table-cell table:style-name="ce28" table:formula="of:=[.B10]-[.H10]" office:value-type="float" office:value="-0.135498154981551">
            <text:p>-0.14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float" office:value="6.2">
            <text:p>6.2</text:p>
          </table:table-cell>
          <table:table-cell/>
          <table:table-cell office:value-type="string">
            <text:p>Correlation</text:p>
          </table:table-cell>
          <table:table-cell office:value-type="string">
            <text:p>PEARSON(DataX;DataY)</text:p>
          </table:table-cell>
          <table:table-cell table:style-name="ce32" table:formula="of:=PEARSON(DataX;DataY)" office:value-type="float" office:value="-0.796923876529355">
            <text:p>-0.7969</text:p>
          </table:table-cell>
          <table:table-cell/>
          <table:table-cell table:style-name="ce28" table:formula="of:=[.F$9]+[.F$10]*[.A11]" office:value-type="float" office:value="6.39756457564576">
            <text:p>6.40</text:p>
          </table:table-cell>
          <table:table-cell table:style-name="ce28" table:formula="of:=[.B11]-[.H11]" office:value-type="float" office:value="-0.197564575645758">
            <text:p>-0.20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float" office:value="5">
            <text:p>5.0</text:p>
          </table:table-cell>
          <table:table-cell/>
          <table:table-cell office:value-type="string">
            <text:p>Std Error</text:p>
          </table:table-cell>
          <table:table-cell office:value-type="string">
            <text:p>STEYX(DataY;DataX)</text:p>
          </table:table-cell>
          <table:table-cell table:style-name="ce26" table:formula="of:=STEYX(DataY;DataX)" office:value-type="float" office:value="0.417099455429466">
            <text:p>0.417</text:p>
          </table:table-cell>
          <table:table-cell/>
          <table:table-cell table:style-name="ce28" table:formula="of:=[.F$9]+[.F$10]*[.A12]" office:value-type="float" office:value="4.94929889298893">
            <text:p>4.95</text:p>
          </table:table-cell>
          <table:table-cell table:style-name="ce28" table:formula="of:=[.B12]-[.H12]" office:value-type="float" office:value="0.0507011070110686">
            <text:p>0.05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float" office:value="6.5">
            <text:p>6.5</text:p>
          </table:table-cell>
          <table:table-cell/>
          <table:table-cell office:value-type="string">
            <text:p>Effect size (R<text:span text:style-name="T3">2</text:span>)</text:p>
          </table:table-cell>
          <table:table-cell office:value-type="string">
            <text:p>correl^2</text:p>
          </table:table-cell>
          <table:table-cell table:style-name="ce27" table:formula="of:=[.F11]^2" office:value-type="percentage" office:value="0.635087664982575">
            <text:p>63.51%</text:p>
          </table:table-cell>
          <table:table-cell/>
          <table:table-cell table:style-name="ce28" table:formula="of:=[.F$9]+[.F$10]*[.A13]" office:value-type="float" office:value="6.48808118081181">
            <text:p>6.49</text:p>
          </table:table-cell>
          <table:table-cell table:style-name="ce28" table:formula="of:=[.B13]-[.H13]" office:value-type="float" office:value="0.0119188191881907">
            <text:p>0.01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float" office:value="5.6">
            <text:p>5.6</text:p>
          </table:table-cell>
          <table:table-cell table:number-columns-repeated="5"/>
          <table:table-cell table:style-name="ce28" table:formula="of:=[.F$9]+[.F$10]*[.A14]" office:value-type="float" office:value="6.1260147601476">
            <text:p>6.13</text:p>
          </table:table-cell>
          <table:table-cell table:style-name="ce28" table:formula="of:=[.B14]-[.H14]" office:value-type="float" office:value="-0.526014760147604">
            <text:p>-0.53</text:p>
            <draw:frame table:end-cell-address="Regression.N28" table:end-x="0.5878in" table:end-y="0.1461in" draw:z-index="1" draw:style-name="gr1" svg:width="4.1484in" svg:height="2.7559in" svg:x="0.8843in" svg:y="0.1988in">
              <draw:object draw:notify-on-update-of-ranges="Regression.H1:Regression.H1 Regression.H2:Regression.H23 Regression.I1:Regression.I1 Regression.I2:Regression.I2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float" office:value="5.5">
            <text:p>5.5</text:p>
          </table:table-cell>
          <table:table-cell/>
          <table:table-cell>
            <draw:frame table:end-cell-address="Regression.F28" table:end-x="0.8244in" table:end-y="0.1476in" draw:z-index="0" draw:style-name="gr1" svg:width="4.1484in" svg:height="2.7559in" svg:x="0.074in" svg:y="0in">
              <draw:object draw:notify-on-update-of-ranges="Regression.A2:Regression.A100 Regression.B1:Regression.B1 Regression.B2:Regression.B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ce28" table:formula="of:=[.F$9]+[.F$10]*[.A15]" office:value-type="float" office:value="5.49239852398524">
            <text:p>5.49</text:p>
          </table:table-cell>
          <table:table-cell table:style-name="ce28" table:formula="of:=[.B15]-[.H15]" office:value-type="float" office:value="0.00760147601475847">
            <text:p>0.01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float" office:value="5.2">
            <text:p>5.2</text:p>
          </table:table-cell>
          <table:table-cell table:number-columns-repeated="5"/>
          <table:table-cell table:style-name="ce28" table:formula="of:=[.F$9]+[.F$10]*[.A16]" office:value-type="float" office:value="4.85878228782288">
            <text:p>4.86</text:p>
          </table:table-cell>
          <table:table-cell table:style-name="ce28" table:formula="of:=[.B16]-[.H16]" office:value-type="float" office:value="0.34121771217712">
            <text:p>0.34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float" office:value="4.9">
            <text:p>4.9</text:p>
          </table:table-cell>
          <table:table-cell table:number-columns-repeated="5"/>
          <table:table-cell table:style-name="ce28" table:formula="of:=[.F$9]+[.F$10]*[.A17]" office:value-type="float" office:value="5.13033210332103">
            <text:p>5.13</text:p>
          </table:table-cell>
          <table:table-cell table:style-name="ce28" table:formula="of:=[.B17]-[.H17]" office:value-type="float" office:value="-0.230332103321034">
            <text:p>-0.23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float" office:value="6">
            <text:p>6.0</text:p>
          </table:table-cell>
          <table:table-cell table:number-columns-repeated="5"/>
          <table:table-cell table:style-name="ce28" table:formula="of:=[.F$9]+[.F$10]*[.A18]" office:value-type="float" office:value="5.9449815498155">
            <text:p>5.94</text:p>
          </table:table-cell>
          <table:table-cell table:style-name="ce28" table:formula="of:=[.B18]-[.H18]" office:value-type="float" office:value="0.0550184501844999">
            <text:p>0.06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float" office:value="5.7">
            <text:p>5.7</text:p>
          </table:table-cell>
          <table:table-cell table:number-columns-repeated="5"/>
          <table:table-cell table:style-name="ce28" table:formula="of:=[.F$9]+[.F$10]*[.A19]" office:value-type="float" office:value="5.58291512915129">
            <text:p>5.58</text:p>
          </table:table-cell>
          <table:table-cell table:style-name="ce28" table:formula="of:=[.B19]-[.H19]" office:value-type="float" office:value="0.117084870848707">
            <text:p>0.12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float" office:value="5.6">
            <text:p>5.6</text:p>
          </table:table-cell>
          <table:table-cell table:number-columns-repeated="5"/>
          <table:table-cell table:style-name="ce28" table:formula="of:=[.F$9]+[.F$10]*[.A20]" office:value-type="float" office:value="5.58291512915129">
            <text:p>5.58</text:p>
          </table:table-cell>
          <table:table-cell table:style-name="ce28" table:formula="of:=[.B20]-[.H20]" office:value-type="float" office:value="0.0170848708487066">
            <text:p>0.02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float" office:value="5.5">
            <text:p>5.5</text:p>
          </table:table-cell>
          <table:table-cell table:number-columns-repeated="5"/>
          <table:table-cell table:style-name="ce28" table:formula="of:=[.F$9]+[.F$10]*[.A21]" office:value-type="float" office:value="5.40188191881919">
            <text:p>5.40</text:p>
          </table:table-cell>
          <table:table-cell table:style-name="ce28" table:formula="of:=[.B21]-[.H21]" office:value-type="float" office:value="0.09811808118081">
            <text:p>0.10</text:p>
          </table:table-cell>
          <table:table-cell table:number-columns-repeated="1014"/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float" office:value="4.8">
            <text:p>4.8</text:p>
          </table:table-cell>
          <table:table-cell table:number-columns-repeated="5"/>
          <table:table-cell table:style-name="ce28" table:formula="of:=[.F$9]+[.F$10]*[.A22]" office:value-type="float" office:value="4.67774907749078">
            <text:p>4.68</text:p>
          </table:table-cell>
          <table:table-cell table:style-name="ce28" table:formula="of:=[.B22]-[.H22]" office:value-type="float" office:value="0.122250922509223">
            <text:p>0.12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float" office:value="6.9">
            <text:p>6.9</text:p>
          </table:table-cell>
          <table:table-cell table:number-columns-repeated="5"/>
          <table:table-cell table:style-name="ce28" table:formula="of:=[.F$9]+[.F$10]*[.A23]" office:value-type="float" office:value="5.67343173431735">
            <text:p>5.67</text:p>
          </table:table-cell>
          <table:table-cell table:style-name="ce28" table:formula="of:=[.B23]-[.H23]" office:value-type="float" office:value="1.22656826568265">
            <text:p>1.23</text:p>
          </table:table-cell>
          <table:table-cell table:number-columns-repeated="1014"/>
        </table:table-row>
        <table:table-row table:style-name="ro1" table:number-rows-repeated="6551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>
        <table:named-range table:name="DataPaired" table:base-cell-address="$'1 Group'.$D$2" table:cell-range-address="$'Paired Data'.$C$2:.$C$65536"/>
        <table:named-range table:name="DataGp1" table:base-cell-address="$'2 Groups'.$A$1" table:cell-range-address="$'2 Groups'.$A$2:.$A$65536"/>
        <table:named-range table:name="DataGp2" table:base-cell-address="$'2 Groups'.$B$1" table:cell-range-address="$'2 Groups'.$B$2:.$B$65536"/>
        <table:named-range table:name="Data1Gp" table:base-cell-address="$'1 Group'.$D$2" table:cell-range-address="$'1 Group'.$A$2:.$A$65536"/>
        <table:named-range table:name="DataANOVA1" table:base-cell-address="$ANOVA.$A$1" table:cell-range-address="$ANOVA.$A$2:.$A$65536"/>
        <table:named-range table:name="DataANOVA2" table:base-cell-address="$ANOVA.$A$1" table:cell-range-address="$ANOVA.$B$2:.$B$65536"/>
        <table:named-range table:name="DataANOVA3" table:base-cell-address="$ANOVA.$A$1" table:cell-range-address="$ANOVA.$C$2:.$C$65536"/>
        <table:named-range table:name="DataX" table:base-cell-address="$Regression.$A$1" table:cell-range-address="$Regression.$A$2:.$A$65536"/>
        <table:named-range table:name="DataY" table:base-cell-address="$Regression.$A$1" table:cell-range-address="$Regression.$B$2:.$B$65536"/>
        <table:named-range table:name="DataANOVA" table:base-cell-address="$ANOVA.$I$2" table:cell-range-address="$ANOVA.$A$1:.$C$655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30">11/30/2010</text:date>, <text:time>09:1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ho</meta:initial-creator>
    <meta:creation-date>2010-10-26T10:34:35</meta:creation-date>
    <dc:date>2010-11-30T09:19:01</dc:date>
    <dc:creator>sean ho</dc:creator>
    <meta:editing-duration>PT14H48M28S</meta:editing-duration>
    <meta:editing-cycles>18</meta:editing-cycles>
    <meta:generator>OpenOffice.org/3.2$Linux OpenOffice.org_project/320m18$Build-9502</meta:generator>
    <meta:document-statistic meta:table-count="6" meta:cell-count="6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 chart:regression-type="linear"/>
    </style:style>
    <style:style style:name="ch4" style:family="chart" style:data-style-name="N1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display-label="true" chart:logarithmic="false" chart:minimum="4" chart:maximum="7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7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.05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38cm" svg:height="7.001cm" xlink:href=".." chart:class="chart:scatter" chart:style-name="ch1">
        <chart:title svg:x="1.757cm" svg:y="0.169cm" chart:style-name="ch2">
          <text:p>ScatterPlot</text:p>
        </chart:title>
        <chart:plot-area chart:style-name="ch3" table:cell-range-address="Regression.A1:Regression.B100" chart:data-source-has-labels="row" svg:x="0.219cm" svg:y="0.784cm" svg:width="10.109cm" svg:height="6.138cm">
          <chart:axis chart:dimension="x" chart:name="primary-x" chart:style-name="ch4">
            <chart:title svg:x="4.99cm" svg:y="6.49cm" chart:style-name="ch5">
              <text:p>Dosage</text:p>
            </chart:title>
            <chart:grid chart:style-name="ch6" chart:class="major"/>
          </chart:axis>
          <chart:axis chart:dimension="y" chart:name="primary-y" chart:style-name="ch7">
            <chart:title svg:x="0.211cm" svg:y="4.163cm" chart:style-name="ch8">
              <text:p>Glucose</text:p>
            </chart:title>
            <chart:grid chart:style-name="ch6" chart:class="major"/>
          </chart:axis>
          <chart:series chart:style-name="ch9" chart:values-cell-range-address="Regression.B2:Regression.B100" chart:label-cell-address="Regression.B1:Regression.B1" chart:class="chart:scatter">
            <chart:domain table:cell-range-address="Regression.A2:Regression.A100"/>
            <chart:regression-curve chart:style-name="ch10">
              <chart:equation chart:display-r-square="true" svg:x="5.915cm" svg:y="0cm"/>
            </chart:regression-curve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Regression.B1:Regression.B1">Gluco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 text:id="Regression.A2:Regression.A100">40</text:p>
              </table:table-cell>
              <table:table-cell office:value-type="float" office:value="4.6">
                <text:p text:id="Regression.B2:Regression.B100">4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">
                <text:p>4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 chart:regression-type="linear"/>
    </style:style>
    <style:style style:name="ch4" style:family="chart" style:data-style-name="N2">
      <style:chart-properties chart:display-label="true" chart:logarithmic="false" chart:reverse-direction="false" text:line-break="false" chart:axis-position="0" chart:axis-label-position="outside-minimum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arrow-up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width="0.05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538cm" svg:height="7.001cm" xlink:href=".." chart:class="chart:scatter" chart:style-name="ch1">
        <chart:title svg:x="1.756cm" svg:y="0.169cm" chart:style-name="ch2">
          <text:p>Residual Plot</text:p>
        </chart:title>
        <chart:plot-area chart:style-name="ch3" table:cell-range-address="Regression.H1:Regression.I23" chart:data-source-has-labels="row" svg:x="0.219cm" svg:y="0.784cm" svg:width="10.109cm" svg:height="6.138cm">
          <chart:axis chart:dimension="x" chart:name="primary-x" chart:style-name="ch4">
            <chart:title svg:x="4.236cm" svg:y="6.49cm" chart:style-name="ch5">
              <text:p>Predicted Glucose</text:p>
            </chart:title>
            <chart:grid chart:style-name="ch6" chart:class="major"/>
          </chart:axis>
          <chart:axis chart:dimension="y" chart:name="primary-y" chart:style-name="ch7">
            <chart:title svg:x="0.211cm" svg:y="4.215cm" chart:style-name="ch8">
              <text:p>Residual</text:p>
            </chart:title>
            <chart:grid chart:style-name="ch6" chart:class="major"/>
          </chart:axis>
          <chart:series chart:style-name="ch9" chart:values-cell-range-address="Regression.I2:Regression.I23" chart:label-cell-address="Regression.I1:Regression.I1" chart:class="chart:scatter">
            <chart:domain table:cell-range-address="Regression.H2:Regression.H23"/>
            <chart:regression-curve chart:style-name="ch10"/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 text:id="Regression.I1:Regression.I1">Residu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3981549815498">
                <text:p text:id="Regression.H2:Regression.H23">5.03981549815498</text:p>
              </table:table-cell>
              <table:table-cell office:value-type="float" office:value="-0.439815498154983">
                <text:p text:id="Regression.I2:Regression.I23">-0.4398154981549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1653136531366">
                <text:p>6.21653136531366</text:p>
              </table:table-cell>
              <table:table-cell office:value-type="float" office:value="0.683468634686346">
                <text:p>0.683468634686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8291512915129">
                <text:p>5.58291512915129</text:p>
              </table:table-cell>
              <table:table-cell office:value-type="float" office:value="-0.382915129151293">
                <text:p>-0.382915129151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6826568265683">
                <text:p>4.76826568265683</text:p>
              </table:table-cell>
              <table:table-cell office:value-type="float" office:value="-0.0682656826568282">
                <text:p>-0.0682656826568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3549815498155">
                <text:p>6.03549815498155</text:p>
              </table:table-cell>
              <table:table-cell office:value-type="float" office:value="-0.235498154981552">
                <text:p>-0.235498154981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639483394834">
                <text:p>5.7639483394834</text:p>
              </table:table-cell>
              <table:table-cell office:value-type="float" office:value="-0.463948339483397">
                <text:p>-0.463948339483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3981549815498">
                <text:p>5.03981549815498</text:p>
              </table:table-cell>
              <table:table-cell office:value-type="float" office:value="-0.439815498154983">
                <text:p>-0.4398154981549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1136531365314">
                <text:p>5.31136531365314</text:p>
              </table:table-cell>
              <table:table-cell office:value-type="float" office:value="0.388634686346862">
                <text:p>0.388634686346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3549815498155">
                <text:p>6.03549815498155</text:p>
              </table:table-cell>
              <table:table-cell office:value-type="float" office:value="-0.135498154981551">
                <text:p>-0.135498154981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9756457564576">
                <text:p>6.39756457564576</text:p>
              </table:table-cell>
              <table:table-cell office:value-type="float" office:value="-0.197564575645758">
                <text:p>-0.197564575645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4929889298893">
                <text:p>4.94929889298893</text:p>
              </table:table-cell>
              <table:table-cell office:value-type="float" office:value="0.0507011070110686">
                <text:p>0.0507011070110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8808118081181">
                <text:p>6.48808118081181</text:p>
              </table:table-cell>
              <table:table-cell office:value-type="float" office:value="0.0119188191881907">
                <text:p>0.0119188191881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1260147601476">
                <text:p>6.1260147601476</text:p>
              </table:table-cell>
              <table:table-cell office:value-type="float" office:value="-0.526014760147604">
                <text:p>-0.526014760147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49239852398524">
                <text:p>5.49239852398524</text:p>
              </table:table-cell>
              <table:table-cell office:value-type="float" office:value="0.00760147601475847">
                <text:p>0.00760147601475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5878228782288">
                <text:p>4.85878228782288</text:p>
              </table:table-cell>
              <table:table-cell office:value-type="float" office:value="0.34121771217712">
                <text:p>0.34121771217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3033210332103">
                <text:p>5.13033210332103</text:p>
              </table:table-cell>
              <table:table-cell office:value-type="float" office:value="-0.230332103321034">
                <text:p>-0.230332103321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449815498155">
                <text:p>5.9449815498155</text:p>
              </table:table-cell>
              <table:table-cell office:value-type="float" office:value="0.0550184501844999">
                <text:p>0.0550184501844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8291512915129">
                <text:p>5.58291512915129</text:p>
              </table:table-cell>
              <table:table-cell office:value-type="float" office:value="0.117084870848707">
                <text:p>0.1170848708487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8291512915129">
                <text:p>5.58291512915129</text:p>
              </table:table-cell>
              <table:table-cell office:value-type="float" office:value="0.0170848708487066">
                <text:p>0.0170848708487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0188191881919">
                <text:p>5.40188191881919</text:p>
              </table:table-cell>
              <table:table-cell office:value-type="float" office:value="0.09811808118081">
                <text:p>0.098118081180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67774907749078">
                <text:p>4.67774907749078</text:p>
              </table:table-cell>
              <table:table-cell office:value-type="float" office:value="0.122250922509223">
                <text:p>0.1222509225092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67343173431735">
                <text:p>5.67343173431735</text:p>
              </table:table-cell>
              <table:table-cell office:value-type="float" office:value="1.22656826568265">
                <text:p>1.22656826568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